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layout-cache" manifest:media-type="application/binary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2.833cm" style:rel-column-width="10922*"/>
    </style:style>
    <style:style style:name="Tabela2.F" style:family="table-column">
      <style:table-column-properties style:column-width="2.835cm" style:rel-column-width="10925*"/>
    </style:style>
    <style:style style:name="Tabela2.A1" style:family="table-cell">
      <style:table-cell-properties fo:padding="0.097cm" fo:border-left="none" fo:border-right="none" fo:border-top="0.05pt solid #000000" fo:border-bottom="0.05pt double-thin #000000"/>
    </style:style>
    <style:style style:name="Tabela2.A2" style:family="table-cell">
      <style:table-cell-properties fo:padding="0.097cm" fo:border="none"/>
    </style:style>
    <style:style style:name="Tabela2.A6" style:family="table-cell">
      <style:table-cell-properties fo:padding="0.097cm" fo:border-left="none" fo:border-right="none" fo:border-top="none" fo:border-bottom="0.05pt solid #000000"/>
    </style:style>
    <style:style style:name="Tabela1" style:family="table">
      <style:table-properties style:width="4.101cm" table:align="left"/>
    </style:style>
    <style:style style:name="Tabela1.A" style:family="table-column">
      <style:table-column-properties style:column-width="2.893cm"/>
    </style:style>
    <style:style style:name="Tabela1.B" style:family="table-column">
      <style:table-column-properties style:column-width="1.208cm"/>
    </style:style>
    <style:style style:name="Tabela1.A1" style:family="table-cell">
      <style:table-cell-properties fo:padding="0.097cm" fo:border="none"/>
    </style:style>
    <style:style style:name="P1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b0080" style:text-line-through-style="none" style:text-line-through-type="none" style:font-name="sans-serif" fo:font-size="8.25pt" fo:letter-spacing="normal" fo:font-style="normal" style:text-underline-style="none" fo:font-weight="normal" style:text-blinking="false"/>
    </style:style>
    <style:style style:name="P2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b0080" style:text-line-through-style="none" style:text-line-through-type="none" style:font-name="sans-serif" fo:font-size="8.25pt" fo:letter-spacing="normal" fo:font-style="normal" style:text-underline-style="none" fo:font-weight="normal" officeooo:rsid="002de357" officeooo:paragraph-rsid="002de357" style:text-blinking="false" style:font-size-asian="10pt" style:font-size-complex="10pt"/>
    </style:style>
    <style:style style:name="P3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b0080" style:text-line-through-style="none" style:text-line-through-type="none" style:font-name="Liberation Serif" fo:font-size="9pt" fo:letter-spacing="normal" fo:font-style="normal" style:text-underline-style="none" fo:font-weight="normal" officeooo:rsid="002de357" officeooo:paragraph-rsid="002de357" style:text-blinking="false" style:font-size-asian="9pt" style:font-size-complex="9pt"/>
    </style:style>
    <style:style style:name="P4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14pt" fo:letter-spacing="normal" fo:font-style="normal" style:text-underline-style="none" fo:font-weight="bold" officeooo:rsid="001e815d" officeooo:paragraph-rsid="001e815d" style:text-blinking="false" style:font-size-asian="14pt" style:font-weight-asian="bold" style:font-size-complex="14pt" style:font-weight-complex="bold"/>
    </style:style>
    <style:style style:name="P5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14pt" fo:letter-spacing="normal" fo:font-style="normal" style:text-underline-style="none" fo:font-weight="bold" officeooo:rsid="003055bb" officeooo:paragraph-rsid="003055bb" style:text-blinking="false" fo:background-color="#fff200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14pt" fo:letter-spacing="normal" fo:font-style="normal" style:text-underline-style="none" fo:font-weight="normal" officeooo:rsid="002e747d" officeooo:paragraph-rsid="002e747d" style:text-blinking="false" style:font-size-asian="14pt" style:font-size-complex="14pt"/>
    </style:style>
    <style:style style:name="P7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14pt" fo:letter-spacing="normal" fo:font-style="normal" style:text-underline-style="none" fo:font-weight="normal" officeooo:rsid="006b1318" officeooo:paragraph-rsid="006b1318" style:text-blinking="false" style:font-size-asian="14pt" style:font-weight-asian="normal" style:font-size-complex="14pt" style:font-weight-complex="normal"/>
    </style:style>
    <style:style style:name="P8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8.25pt" fo:letter-spacing="normal" fo:font-style="normal" style:text-underline-style="none" fo:font-weight="normal" officeooo:rsid="001e815d" officeooo:paragraph-rsid="001ff66d" style:text-blinking="false"/>
    </style:style>
    <style:style style:name="P9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8.25pt" fo:letter-spacing="normal" fo:font-style="normal" style:text-underline-style="none" fo:font-weight="normal" officeooo:rsid="00279454" officeooo:paragraph-rsid="00298163" style:text-blinking="false" style:font-size-asian="10pt" style:font-size-complex="10pt"/>
    </style:style>
    <style:style style:name="P10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8.25pt" fo:letter-spacing="normal" fo:font-style="normal" style:text-underline-style="none" fo:font-weight="normal" officeooo:rsid="00279454" officeooo:paragraph-rsid="00427c6e" style:text-blinking="false" style:font-size-asian="10pt" style:font-size-complex="10pt"/>
    </style:style>
    <style:style style:name="P11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8.25pt" fo:letter-spacing="normal" fo:font-style="normal" style:text-underline-style="none" fo:font-weight="normal" officeooo:rsid="00279454" officeooo:paragraph-rsid="0049a71a" style:text-blinking="false" style:font-size-asian="10pt" style:font-size-complex="10pt"/>
    </style:style>
    <style:style style:name="P12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8.25pt" fo:letter-spacing="normal" fo:font-style="normal" style:text-underline-style="none" fo:font-weight="normal" officeooo:rsid="002bf765" officeooo:paragraph-rsid="002a7c35" style:text-blinking="false" style:font-size-asian="10pt" style:font-size-complex="10pt"/>
    </style:style>
    <style:style style:name="P13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8.25pt" fo:letter-spacing="normal" fo:font-style="normal" style:text-underline-style="none" fo:font-weight="normal" officeooo:rsid="002de357" officeooo:paragraph-rsid="002de357" style:text-blinking="false" style:font-size-asian="10pt" style:font-size-complex="10pt"/>
    </style:style>
    <style:style style:name="P14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8.25pt" fo:letter-spacing="normal" fo:font-style="normal" style:text-underline-style="none" fo:font-weight="normal" officeooo:rsid="002e747d" officeooo:paragraph-rsid="002e747d" style:text-blinking="false" style:font-size-asian="10pt" style:font-size-complex="10pt"/>
    </style:style>
    <style:style style:name="P15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10pt" fo:letter-spacing="normal" fo:font-style="normal" style:text-underline-style="none" fo:font-weight="normal" officeooo:rsid="002de357" officeooo:paragraph-rsid="002de357" style:text-blinking="false" style:font-size-asian="10pt" style:font-size-complex="10pt"/>
    </style:style>
    <style:style style:name="P16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10pt" fo:letter-spacing="normal" fo:font-style="normal" style:text-underline-style="none" fo:font-weight="normal" style:text-blinking="false" style:font-size-asian="10pt" style:font-size-complex="10pt"/>
    </style:style>
    <style:style style:name="P17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1e815d" officeooo:paragraph-rsid="00321734" style:text-blinking="false" style:font-size-asian="9pt" style:font-size-complex="9pt"/>
    </style:style>
    <style:style style:name="P18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1e815d" officeooo:paragraph-rsid="001ff66d" style:text-blinking="false" style:font-size-asian="9pt" style:font-size-complex="9pt"/>
    </style:style>
    <style:style style:name="P19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247607" officeooo:paragraph-rsid="00247607" style:text-blinking="false" style:font-size-asian="9pt" style:font-size-complex="9pt"/>
    </style:style>
    <style:style style:name="P20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279454" officeooo:paragraph-rsid="00298163" style:text-blinking="false" style:font-size-asian="9pt" style:font-size-complex="9pt"/>
    </style:style>
    <style:style style:name="P21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279454" officeooo:paragraph-rsid="00279454" style:text-blinking="false" style:font-size-asian="9pt" style:font-size-complex="9pt"/>
    </style:style>
    <style:style style:name="P22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298163" officeooo:paragraph-rsid="002a7c35" style:text-blinking="false" style:font-size-asian="9pt" style:font-size-complex="9pt"/>
    </style:style>
    <style:style style:name="P23" style:family="paragraph" style:parent-style-name="Text_20_body">
      <style:paragraph-properties fo:margin-left="0cm" fo:margin-right="0cm" fo:line-height="115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2bf765" officeooo:paragraph-rsid="002bf765" style:text-blinking="false" style:font-size-asian="9pt" style:font-size-complex="9pt"/>
    </style:style>
    <style:style style:name="P24" style:family="paragraph" style:parent-style-name="Text_20_body">
      <style:paragraph-properties fo:margin-left="0cm" fo:margin-right="0cm" fo:line-height="115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36c069" officeooo:paragraph-rsid="0036c069" style:text-blinking="false" style:font-size-asian="9pt" style:font-size-complex="9pt"/>
    </style:style>
    <style:style style:name="P25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2cf662" officeooo:paragraph-rsid="002cf662" style:text-blinking="false" style:font-size-asian="9pt" style:font-size-complex="9pt"/>
    </style:style>
    <style:style style:name="P26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2de357" officeooo:paragraph-rsid="004e6021" style:text-blinking="false" style:font-size-asian="9pt" style:font-size-complex="9pt"/>
    </style:style>
    <style:style style:name="P27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2de357" officeooo:paragraph-rsid="002de357" style:text-blinking="false" style:font-size-asian="9pt" style:font-size-complex="9pt"/>
    </style:style>
    <style:style style:name="P28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2de357" officeooo:paragraph-rsid="002e747d" style:text-blinking="false" style:font-size-asian="9pt" style:font-size-complex="9pt"/>
    </style:style>
    <style:style style:name="P29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2e747d" officeooo:paragraph-rsid="002e747d" style:text-blinking="false" style:font-size-asian="9pt" style:font-size-complex="9pt"/>
    </style:style>
    <style:style style:name="P30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2e747d" officeooo:paragraph-rsid="0038b5e2" style:text-blinking="false" style:font-size-asian="9pt" style:font-size-complex="9pt"/>
    </style:style>
    <style:style style:name="P31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2f05f7" officeooo:paragraph-rsid="003055bb" style:text-blinking="false" style:font-size-asian="9pt" style:font-size-complex="9pt"/>
    </style:style>
    <style:style style:name="P32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1e815d" officeooo:paragraph-rsid="00321734" style:text-blinking="false" fo:background-color="#e0efd4" style:font-size-asian="9pt" style:font-size-complex="9pt"/>
    </style:style>
    <style:style style:name="P33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330c70" officeooo:paragraph-rsid="0036c069" style:text-blinking="false" style:font-size-asian="12pt" style:font-size-complex="12pt"/>
    </style:style>
    <style:style style:name="P34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bold" officeooo:rsid="00330c70" officeooo:paragraph-rsid="00330c70" style:text-blinking="false" style:font-size-asian="12pt" style:font-weight-asian="bold" style:font-size-complex="12pt" style:font-weight-complex="bold"/>
    </style:style>
    <style:style style:name="P35" style:family="paragraph" style:parent-style-name="Text_20_body">
      <style:paragraph-properties fo:margin-left="0cm" fo:margin-right="0cm" fo:line-height="115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bold" officeooo:rsid="0036c069" officeooo:paragraph-rsid="0036c069" style:text-blinking="false" style:font-size-asian="12pt" style:font-weight-asian="bold" style:font-size-complex="12pt" style:font-weight-complex="bold"/>
    </style:style>
    <style:style style:name="P36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color="#000000" style:font-name="Liberation Serif" fo:font-size="9pt" officeooo:rsid="00183710" officeooo:paragraph-rsid="0019d214" style:font-size-asian="9pt" style:font-size-complex="9pt"/>
    </style:style>
    <style:style style:name="P37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color="#000000" style:font-name="Liberation Serif" fo:font-size="9pt" officeooo:rsid="0019d214" officeooo:paragraph-rsid="0019d214" style:font-size-asian="9pt" style:font-size-complex="9pt"/>
    </style:style>
    <style:style style:name="P38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color="#000000" style:font-name="Liberation Serif" fo:font-size="9pt" officeooo:rsid="0019d214" officeooo:paragraph-rsid="001a0526" style:font-size-asian="9pt" style:font-size-complex="9pt"/>
    </style:style>
    <style:style style:name="P39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color="#000000" style:font-name="Liberation Serif" fo:font-size="9pt" fo:background-color="#fff200" style:font-size-asian="9pt" style:font-size-complex="9pt"/>
    </style:style>
    <style:style style:name="P40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color="#000000" style:font-name="Liberation Serif" fo:font-size="9pt" officeooo:rsid="0019d214" officeooo:paragraph-rsid="0019d214" fo:background-color="#fff200" style:font-size-asian="9pt" style:font-size-complex="9pt"/>
    </style:style>
    <style:style style:name="P41" style:family="paragraph" style:parent-style-name="Text_20_body">
      <style:paragraph-properties fo:margin-left="0cm" fo:margin-right="0cm" fo:line-height="150%" fo:orphans="2" fo:widows="2" fo:text-indent="0cm" style:auto-text-indent="false"/>
      <style:text-properties officeooo:paragraph-rsid="003055bb"/>
    </style:style>
    <style:style style:name="P42" style:family="paragraph" style:parent-style-name="Text_20_body">
      <style:paragraph-properties fo:margin-left="0cm" fo:margin-right="0cm" fo:line-height="150%" fo:orphans="2" fo:widows="2" fo:text-indent="0cm" style:auto-text-indent="false"/>
      <style:text-properties officeooo:paragraph-rsid="0067b86e"/>
    </style:style>
    <style:style style:name="P43" style:family="paragraph" style:parent-style-name="Text_20_body">
      <style:paragraph-properties fo:margin-left="0cm" fo:margin-right="0cm" fo:line-height="150%" fo:orphans="2" fo:widows="2" fo:text-indent="0cm" style:auto-text-indent="false"/>
      <style:text-properties officeooo:paragraph-rsid="001ff66d"/>
    </style:style>
    <style:style style:name="P44" style:family="paragraph" style:parent-style-name="Text_20_body">
      <style:paragraph-properties fo:margin-left="0cm" fo:margin-right="0cm" fo:line-height="150%" fo:orphans="2" fo:widows="2" fo:text-indent="0cm" style:auto-text-indent="false"/>
      <style:text-properties officeooo:paragraph-rsid="00247607"/>
    </style:style>
    <style:style style:name="P45" style:family="paragraph" style:parent-style-name="Text_20_body">
      <style:paragraph-properties fo:margin-left="0cm" fo:margin-right="0cm" fo:line-height="150%" fo:orphans="2" fo:widows="2" fo:text-indent="0cm" style:auto-text-indent="false"/>
      <style:text-properties officeooo:paragraph-rsid="00298163"/>
    </style:style>
    <style:style style:name="P46" style:family="paragraph" style:parent-style-name="Text_20_body">
      <style:paragraph-properties fo:margin-left="0cm" fo:margin-right="0cm" fo:line-height="150%" fo:orphans="2" fo:widows="2" fo:text-indent="0cm" style:auto-text-indent="false"/>
      <style:text-properties officeooo:paragraph-rsid="002a7c35"/>
    </style:style>
    <style:style style:name="P47" style:family="paragraph" style:parent-style-name="Text_20_body">
      <style:paragraph-properties fo:margin-left="0cm" fo:margin-right="0cm" fo:line-height="150%" fo:orphans="2" fo:widows="2" fo:text-indent="0cm" style:auto-text-indent="false"/>
      <style:text-properties officeooo:paragraph-rsid="004e6021"/>
    </style:style>
    <style:style style:name="P48" style:family="paragraph" style:parent-style-name="Text_20_body">
      <style:paragraph-properties fo:margin-left="0cm" fo:margin-right="0cm" fo:line-height="150%" fo:orphans="2" fo:widows="2" fo:text-indent="0cm" style:auto-text-indent="false"/>
      <style:text-properties officeooo:paragraph-rsid="006ac8eb"/>
    </style:style>
    <style:style style:name="P49" style:family="paragraph" style:parent-style-name="Text_20_body">
      <style:paragraph-properties fo:margin-left="0cm" fo:margin-right="0cm" fo:line-height="115%" fo:orphans="2" fo:widows="2" fo:text-indent="0cm" style:auto-text-indent="false"/>
      <style:text-properties officeooo:paragraph-rsid="0036c069"/>
    </style:style>
    <style:style style:name="P50" style:family="paragraph" style:parent-style-name="Text_20_body">
      <style:paragraph-properties fo:margin-left="0cm" fo:margin-right="0cm" fo:line-height="150%" fo:orphans="2" fo:widows="2" fo:text-indent="0cm" style:auto-text-indent="false"/>
      <style:text-properties officeooo:paragraph-rsid="0067b86e" fo:background-color="#fff200"/>
    </style:style>
    <style:style style:name="P51" style:family="paragraph" style:parent-style-name="Standard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8.25pt" fo:letter-spacing="normal" fo:font-style="normal" style:text-underline-style="none" fo:font-weight="normal" officeooo:rsid="002bf765" officeooo:paragraph-rsid="002a7c35" style:text-blinking="false" style:font-size-asian="10pt" style:font-size-complex="10pt"/>
    </style:style>
    <style:style style:name="P52" style:family="paragraph" style:parent-style-name="Standard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11pt" fo:letter-spacing="normal" fo:font-style="normal" style:text-underline-style="none" fo:font-weight="normal" officeooo:rsid="002bf765" officeooo:paragraph-rsid="002a7c35" style:text-blinking="false" style:font-size-asian="11pt" style:font-style-asian="normal" style:font-weight-asian="normal" style:font-size-complex="10pt"/>
    </style:style>
    <style:style style:name="P53" style:family="paragraph" style:parent-style-name="Standard">
      <style:paragraph-properties fo:margin-left="0cm" fo:margin-right="0cm" fo:line-height="150%" fo:orphans="2" fo:widows="2" fo:text-indent="0cm" style:auto-text-indent="false"/>
      <style:text-properties fo:color="#000000" style:font-name="Liberation Serif" fo:font-size="13pt" fo:font-weight="bold" officeooo:rsid="0019d214" officeooo:paragraph-rsid="00728a7b" style:font-size-asian="13pt" style:font-weight-asian="bold" style:font-size-complex="13pt" style:font-weight-complex="bold"/>
    </style:style>
    <style:style style:name="P54" style:family="paragraph" style:parent-style-name="Table_20_Contents">
      <style:paragraph-properties fo:line-height="150%"/>
      <style:text-properties fo:color="#000000" style:font-name="Liberation Serif" fo:font-size="8.25pt" officeooo:rsid="005014f0" officeooo:paragraph-rsid="005014f0"/>
    </style:style>
    <style:style style:name="P55" style:family="paragraph" style:parent-style-name="Table_20_Contents">
      <style:paragraph-properties fo:line-height="150%" fo:text-align="center" style:justify-single-word="false"/>
      <style:text-properties fo:color="#000000" style:font-name="Liberation Serif" fo:font-size="8.25pt" officeooo:rsid="005014f0" officeooo:paragraph-rsid="005014f0"/>
    </style:style>
    <style:style style:name="P56" style:family="paragraph" style:parent-style-name="Table_20_Contents">
      <style:paragraph-properties fo:line-height="150%" fo:text-align="center" style:justify-single-word="false"/>
      <style:text-properties fo:color="#000000" style:font-name="Liberation Serif" fo:font-size="8.25pt" officeooo:rsid="00510105" officeooo:paragraph-rsid="00510105"/>
    </style:style>
    <style:style style:name="P57" style:family="paragraph" style:parent-style-name="Table_20_Contents">
      <style:paragraph-properties fo:line-height="150%"/>
      <style:text-properties fo:color="#000000" style:font-name="Liberation Serif" fo:font-size="8.25pt" officeooo:rsid="005014f0" officeooo:paragraph-rsid="005014f0" style:font-size-asian="10pt" style:font-size-complex="10pt"/>
    </style:style>
    <style:style style:name="P58" style:family="paragraph" style:parent-style-name="Table_20_Contents">
      <style:paragraph-properties fo:line-height="150%"/>
      <style:text-properties fo:color="#000000" style:font-name="Liberation Serif" fo:font-size="8.25pt" officeooo:rsid="006463bd" officeooo:paragraph-rsid="006463bd" style:font-size-asian="10pt" style:font-size-complex="10pt"/>
    </style:style>
    <style:style style:name="P59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8.25pt" fo:letter-spacing="normal" fo:font-style="normal" style:text-underline-style="none" fo:font-weight="normal" officeooo:rsid="002a7c35" officeooo:paragraph-rsid="0074d20d" style:text-blinking="false" style:font-size-asian="10pt" style:font-size-complex="10pt"/>
    </style:style>
    <style:style style:name="T1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/>
    </style:style>
    <style:style style:name="T2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183710" style:text-blinking="false"/>
    </style:style>
    <style:style style:name="T3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3055bb" style:text-blinking="false"/>
    </style:style>
    <style:style style:name="T4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fo:background-color="#fff200" loext:char-shading-value="0"/>
    </style:style>
    <style:style style:name="T5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18d016" style:text-blinking="false" fo:background-color="#fff200" loext:char-shading-value="0"/>
    </style:style>
    <style:style style:name="T6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3055bb" style:text-blinking="false" fo:background-color="#fff200" loext:char-shading-value="0"/>
    </style:style>
    <style:style style:name="T7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67b86e" style:text-blinking="false" fo:background-color="#fff200" loext:char-shading-value="0"/>
    </style:style>
    <style:style style:name="T8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1a0526" style:text-blinking="false" fo:background-color="#fff200" loext:char-shading-value="0"/>
    </style:style>
    <style:style style:name="T9" style:family="text">
      <style:text-properties fo:font-variant="normal" fo:text-transform="none" style:text-line-through-style="none" style:text-line-through-type="none" fo:letter-spacing="normal" fo:font-style="normal" style:text-underline-style="none" officeooo:rsid="001a0526" style:text-blinking="false" fo:background-color="#fff200" loext:char-shading-value="0"/>
    </style:style>
    <style:style style:name="T10" style:family="text">
      <style:text-properties fo:font-variant="normal" fo:text-transform="none" style:text-line-through-style="none" style:text-line-through-type="none" fo:letter-spacing="normal" fo:font-style="normal" style:text-underline-style="none" officeooo:rsid="00286584" style:text-blinking="false" fo:background-color="#fff200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67b86e" style:text-blinking="false" style:font-size-asian="9pt" style:font-size-complex="9pt"/>
    </style:style>
    <style:style style:name="T12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183710" style:text-blinking="false" style:font-size-asian="9pt" style:font-size-complex="9pt"/>
    </style:style>
    <style:style style:name="T13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3055bb" style:text-blinking="false" style:font-size-asian="9pt" style:font-size-complex="9pt"/>
    </style:style>
    <style:style style:name="T14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1a0526" style:text-blinking="false" style:font-size-asian="9pt" style:font-size-complex="9pt"/>
    </style:style>
    <style:style style:name="T15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1ff66d" style:text-blinking="false" style:font-size-asian="9pt" style:font-size-complex="9pt"/>
    </style:style>
    <style:style style:name="T16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69959e" style:text-blinking="false" style:font-size-asian="9pt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247607" style:text-blinking="false" style:font-size-asian="9pt" style:font-size-complex="9pt"/>
    </style:style>
    <style:style style:name="T18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298163" style:text-blinking="false" style:font-size-asian="9pt" style:font-size-complex="9pt"/>
    </style:style>
    <style:style style:name="T19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36c069" style:text-blinking="false" style:font-size-asian="9pt" style:font-size-complex="9pt"/>
    </style:style>
    <style:style style:name="T20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2bf765" style:text-blinking="false" style:font-size-asian="9pt" style:font-size-complex="9pt"/>
    </style:style>
    <style:style style:name="T21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6ac8eb" style:text-blinking="false" style:font-size-asian="9pt" style:font-size-complex="9pt"/>
    </style:style>
    <style:style style:name="T22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2de357" style:text-blinking="false" style:font-size-asian="9pt" style:font-size-complex="9pt"/>
    </style:style>
    <style:style style:name="T23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38b5e2" style:text-blinking="false" style:font-size-asian="9pt" style:font-size-complex="9pt"/>
    </style:style>
    <style:style style:name="T24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67b86e" style:text-blinking="false" fo:background-color="#fff200" loext:char-shading-value="0" style:font-size-asian="9pt" style:font-size-complex="9pt"/>
    </style:style>
    <style:style style:name="T25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183710" style:text-blinking="false" fo:background-color="#fff200" loext:char-shading-value="0" style:font-size-asian="9pt" style:font-size-complex="9pt"/>
    </style:style>
    <style:style style:name="T26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3055bb" style:text-blinking="false" fo:background-color="#fff200" loext:char-shading-value="0" style:font-size-asian="9pt" style:font-size-complex="9pt"/>
    </style:style>
    <style:style style:name="T27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1a0526" style:text-blinking="false" fo:background-color="#fff200" loext:char-shading-value="0" style:font-size-asian="9pt" style:font-size-complex="9pt"/>
    </style:style>
    <style:style style:name="T28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321734" style:text-blinking="false" fo:background-color="#fff200" loext:char-shading-value="0" style:font-size-asian="9pt" style:font-size-complex="9pt"/>
    </style:style>
    <style:style style:name="T29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1a0526" style:text-blinking="false" fo:background-color="#e0efd4" loext:char-shading-value="0" style:font-size-asian="9pt" style:font-size-complex="9pt"/>
    </style:style>
    <style:style style:name="T30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1be1c0" style:text-blinking="false" fo:background-color="#e0efd4" loext:char-shading-value="0" style:font-size-asian="9pt" style:font-size-complex="9pt"/>
    </style:style>
    <style:style style:name="T31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1c57f9" style:text-blinking="false" fo:background-color="#e0efd4" loext:char-shading-value="0" style:font-size-asian="9pt" style:font-size-complex="9pt"/>
    </style:style>
    <style:style style:name="T32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321734" style:text-blinking="false" fo:background-color="#e0efd4" loext:char-shading-value="0" style:font-size-asian="9pt" style:font-size-complex="9pt"/>
    </style:style>
    <style:style style:name="T33" style:family="text">
      <style:text-properties fo:font-variant="normal" fo:text-transform="none" fo:color="#000000" style:text-line-through-style="none" style:text-line-through-type="none" style:font-name="Liberation Serif" fo:font-size="9pt" fo:letter-spacing="normal" fo:font-style="normal" style:text-underline-style="none" fo:font-weight="normal" officeooo:rsid="0067b86e" style:text-blinking="false" fo:background-color="#e0efd4" loext:char-shading-value="0" style:font-size-asian="9pt" style:font-size-complex="9pt"/>
    </style:style>
    <style:style style:name="T34" style:family="text">
      <style:text-properties fo:font-variant="normal" fo:text-transform="none" fo:color="#000000" style:text-line-through-style="none" style:text-line-through-type="none" style:font-name="Liberation Serif" fo:font-size="8.25pt" fo:letter-spacing="normal" fo:font-style="normal" style:text-underline-style="none" fo:font-weight="normal" officeooo:rsid="002a7c35" style:text-blinking="false" style:font-size-asian="10pt" style:font-size-complex="10pt"/>
    </style:style>
    <style:style style:name="T35" style:family="text">
      <style:text-properties fo:font-variant="normal" fo:text-transform="none" fo:color="#000000" style:text-line-through-style="none" style:text-line-through-type="none" style:font-name="Liberation Serif" fo:font-size="8.25pt" fo:letter-spacing="normal" fo:font-style="normal" style:text-underline-style="none" fo:font-weight="normal" officeooo:rsid="001ff66d" style:text-blinking="false" style:font-size-asian="10pt" style:font-size-complex="10pt"/>
    </style:style>
    <style:style style:name="T36" style:family="text">
      <style:text-properties fo:font-variant="normal" fo:text-transform="none" fo:color="#000000" style:text-line-through-style="none" style:text-line-through-type="none" style:font-name="Liberation Serif" fo:font-size="8.25pt" fo:letter-spacing="normal" fo:font-style="normal" style:text-underline-style="none" fo:font-weight="normal" officeooo:rsid="002bf765" style:text-blinking="false" style:font-size-asian="10pt" style:font-size-complex="10pt"/>
    </style:style>
    <style:style style:name="T37" style:family="text">
      <style:text-properties fo:font-variant="normal" fo:text-transform="none" fo:color="#000000" style:text-line-through-style="none" style:text-line-through-type="none" style:font-name="Liberation Serif" fo:font-size="8.25pt" fo:letter-spacing="normal" fo:font-style="normal" style:text-underline-style="none" fo:font-weight="normal" officeooo:rsid="0069959e" style:text-blinking="false" style:font-size-asian="10pt" style:font-size-complex="10pt"/>
    </style:style>
    <style:style style:name="T38" style:family="text">
      <style:text-properties officeooo:rsid="001a0526"/>
    </style:style>
    <style:style style:name="T39" style:family="text">
      <style:text-properties officeooo:rsid="001ff66d"/>
    </style:style>
    <style:style style:name="T40" style:family="text">
      <style:text-properties officeooo:rsid="0025b31e"/>
    </style:style>
    <style:style style:name="T41" style:family="text">
      <style:text-properties officeooo:rsid="003055bb"/>
    </style:style>
    <style:style style:name="T42" style:family="text">
      <style:text-properties officeooo:rsid="00321734"/>
    </style:style>
    <style:style style:name="T43" style:family="text">
      <style:text-properties officeooo:rsid="00349cd3"/>
    </style:style>
    <style:style style:name="T44" style:family="text">
      <style:text-properties officeooo:rsid="0038b5e2"/>
    </style:style>
    <style:style style:name="T45" style:family="text">
      <style:text-properties officeooo:rsid="00510105"/>
    </style:style>
    <style:style style:name="T46" style:family="text">
      <style:text-properties officeooo:rsid="0036c069"/>
    </style:style>
    <style:style style:name="T47" style:family="text">
      <style:text-properties fo:font-size="8.25pt"/>
    </style:style>
    <style:style style:name="T48" style:family="text">
      <style:text-properties fo:font-size="8.25pt" officeooo:rsid="0038b5e2"/>
    </style:style>
    <style:style style:name="T49" style:family="text">
      <style:text-properties fo:font-size="8.25pt" officeooo:rsid="002e747d"/>
    </style:style>
    <style:style style:name="T50" style:family="text">
      <style:text-properties fo:font-size="8.25pt" officeooo:rsid="006463bd"/>
    </style:style>
    <style:style style:name="T51" style:family="text">
      <style:text-properties style:text-position="sub 58%"/>
    </style:style>
    <style:style style:name="T52" style:family="text">
      <style:text-properties style:text-position="sub 58%" officeooo:rsid="00298163"/>
    </style:style>
    <style:style style:name="T53" style:family="text">
      <style:text-properties style:text-position="sub 58%" officeooo:rsid="00349cd3"/>
    </style:style>
    <style:style style:name="T54" style:family="text">
      <style:text-properties style:text-position="0% 100%"/>
    </style:style>
    <style:style style:name="T55" style:family="text">
      <style:text-properties style:text-position="0% 100%" officeooo:rsid="0038b5e2"/>
    </style:style>
    <style:style style:name="T56" style:family="text">
      <style:text-properties officeooo:rsid="00298163"/>
    </style:style>
    <style:style style:name="T57" style:family="text">
      <style:text-properties officeooo:rsid="002a7c35"/>
    </style:style>
    <style:style style:name="T58" style:family="text">
      <style:text-properties officeooo:rsid="002cf662"/>
    </style:style>
    <style:style style:name="T59" style:family="text">
      <style:text-properties officeooo:rsid="002de357"/>
    </style:style>
    <style:style style:name="T60" style:family="text">
      <style:text-properties officeooo:rsid="002e747d"/>
    </style:style>
    <style:style style:name="T61" style:family="text">
      <style:text-properties officeooo:rsid="002f05f7"/>
    </style:style>
    <style:style style:name="T62" style:family="text">
      <style:text-properties officeooo:rsid="006463bd"/>
    </style:style>
    <style:style style:name="T63" style:family="text">
      <style:text-properties officeooo:rsid="0069959e"/>
    </style:style>
    <style:style style:name="T64" style:family="text">
      <style:text-properties officeooo:rsid="006ac8eb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7">Wojciech Moszczyński</text:p>
      <text:p text:style-name="P5">Tworzenia rankingu efektywności działów sprzedaży metodą Data Envelopment Analysis (DEA)</text:p>
      <text:p text:style-name="P39"><text:span text:style-name="T1">Data envelopment analysis (DEA) </text:span><text:span text:style-name="T2">jest metodą nieparametryczną służącą głównie do szacowania granic wydajności procesów. W wielu firmach porównywania efektywności oddziałów sprzedaży jest podstawą naliczania dodatków motywacyjnych. Jakości procesu porównawczego, jego obiektywność i niezawodność ma więc bezpośredni wpływ na przyszłą motywację i efektywność sprzedawców. </text:span></text:p>
      <text:p text:style-name="P41"><text:span text:style-name="T24">Tradycyjne w</text:span><text:span text:style-name="T25">skaźnik wydajności pracowników mo</text:span><text:span text:style-name="T24">gą</text:span><text:span text:style-name="T25"> przybierać różne formy</text:span><text:span text:style-name="T12">, </text:span><text:span text:style-name="T25">najczęściej jednak są to proste wskaźniki </text:span><text:span text:style-name="T26">w </text:span><text:span text:style-name="T25">istotn</text:span><text:span text:style-name="T26">ych</text:span><text:span text:style-name="T25"> dla firmy kategori</text:span><text:span text:style-name="T26">ach</text:span><text:span text:style-name="T25"> </text:span><text:span text:style-name="T26">w odniesieniu do</text:span><text:span text:style-name="T25"> liczb</text:span><text:span text:style-name="T26">y</text:span><text:span text:style-name="T25"> aktywnych sprzedawców. W ten sposób oblicza się na przykład </text:span><text:span text:style-name="T26">wielkość</text:span><text:span text:style-name="T25"> przych</text:span><text:span text:style-name="T26">odu </text:span><text:span text:style-name="T25">na jednego pracownika może </text:span><text:span text:style-name="T24">to być </text:span><text:span text:style-name="T26">ilość </text:span><text:span text:style-name="T25">zawartych kontraktów lub </text:span><text:span text:style-name="T26">wielkość </text:span><text:span text:style-name="T25">zysk</text:span><text:span text:style-name="T26">u</text:span><text:span text:style-name="T25"> brutto </text:span><text:span text:style-name="T24">na jednego sprzedawcę</text:span><text:span text:style-name="T25">.</text:span></text:p>
      <text:p text:style-name="P36"><text:span text:style-name="T4">Powszechną praktyką jest łączenie wielu </text:span><text:span text:style-name="T5">wskaźników takich jak zysk </text:span><text:span text:style-name="T6">czy </text:span><text:span text:style-name="T5">przych</text:span><text:span text:style-name="T6">ó</text:span><text:span text:style-name="T5">d na pracownika w jeden połączony wskaźnik </text:span><text:span text:style-name="T6">symbolizujący łączną efektywność działu sprzedaży lub grupy sprzedawców</text:span><text:span text:style-name="T5">. </text:span><text:span text:style-name="T6">D</text:span><text:span text:style-name="T5">o wartości cząstkowy</text:span><text:span text:style-name="T6">ch</text:span><text:span text:style-name="T5"> takiego </text:span><text:span text:style-name="T6">połączonego </text:span><text:span text:style-name="T5">wskaźnika dodaje się wagi, które podnoszą lub obniżają znaczenie poszczególnych kategorii. </text:span></text:p>
      <text:p text:style-name="P37"><text:span text:style-name="T4">Jest to bardzo prost</text:span><text:span text:style-name="T6">a</text:span><text:span text:style-name="T4"> i czyteln</text:span><text:span text:style-name="T6">a</text:span><text:span text:style-name="T4"> </text:span><text:span text:style-name="T6">metoda</text:span><text:span text:style-name="T4">, zrozumiałe zarówno dla kadry kierowniczej jak i dla ocenianych pracowników.</text:span><text:span text:style-name="T1"> </text:span><text:span text:style-name="T4">Niestety podejście to obarczone jest licznymi wadami, których omówienie zabrało by większość miejsca tej publikacji.</text:span><text:span text:style-name="T1"> </text:span><text:span text:style-name="T4">P</text:span><text:span text:style-name="T5">owstało wiele prac teoretycznych krytykujących tego typu metody </text:span><text:span text:style-name="T4">porówna</text:span><text:span text:style-name="T6">wcze</text:span><text:span text:style-name="T4">.</text:span></text:p>
      <text:p text:style-name="P40"><text:span text:style-name="T3">Z drugiej strony b</text:span><text:span text:style-name="T1">enchmarking </text:span><text:span text:style-name="T3">nie służy wyłącznie do naliczania dodatków motywacyjnych. M</text:span><text:span text:style-name="T1">a </text:span><text:span text:style-name="T3">on </text:span><text:span text:style-name="T1">bardzo wiele </text:span><text:span text:style-name="T3">innych</text:span><text:span text:style-name="T1"> zastosowań, w ten sposób wycenia się efektywność zainwestowanego kapitał</text:span><text:span text:style-name="T3">u</text:span><text:span text:style-name="T1"> a co za tym idzie cenę rynkową akcji, porównuje się modele organizacyjne oraz poziom obciążenia infrastruktury. </text:span></text:p>
      <text:p text:style-name="P38"><text:span text:style-name="T4">Problem wadliwości benchmarkingu opartego na </text:span><text:span text:style-name="T6">średnich ważonych</text:span><text:span text:style-name="T4"> </text:span><text:span text:style-name="T6">był</text:span><text:span text:style-name="T4"> </text:span><text:span text:style-name="T6">przeszkodą w</text:span><text:span text:style-name="T4"> </text:span><text:span text:style-name="T7">rozwoju metod</text:span><text:span text:style-name="T4"> optymalizacji zarządzania.</text:span><text:span text:style-name="T1"> </text:span><text:span text:style-name="T4">Brakowało efektywnego narzędzia, które w sposób obiektywny i bezstronny wyznaczał</text:span><text:span text:style-name="T8">o</text:span><text:span text:style-name="T4">by maksymalne granic</text:span><text:span text:style-name="T7">e</text:span><text:span text:style-name="T4"> wydajności </text:span><text:span text:style-name="T8">badanych jednostek.</text:span></text:p>
      <text:p text:style-name="P53"><text:span text:style-name="T9">Rating of the </text:span><text:span text:style-name="T10">s</text:span><text:span text:style-name="T9">ales department</text:span></text:p>
      <text:p text:style-name="P50"><text:span text:style-name="T13">Odziały firm </text:span><text:span text:style-name="T11">handlowej można </text:span><text:span text:style-name="T13">zalicz</text:span><text:span text:style-name="T11">yć</text:span><text:span text:style-name="T13"> do kategorii jednostek </text:span><text:span text:style-name="T14">określan</text:span><text:span text:style-name="T13">ych</text:span><text:span text:style-name="T14"> skrótem DMU od <text:s/>słów decision-making units. </text:span></text:p>
      <text:p text:style-name="P42"><text:span text:style-name="T24">Objecty typu DMU</text:span><text:span text:style-name="T27"> </text:span><text:span text:style-name="T24">to</text:span><text:span text:style-name="T27"> złożone jednostki organizacyjne posiadające własną ograniczoną niezależność</text:span><text:span text:style-name="T14">.</text:span><text:span text:style-name="T27"> Przykładami są szkoły, szpitale, fabryki, bazy wojskowe lub właśnie centra sprzedaży i logistyki. DMU </text:span><text:span text:style-name="T28">są</text:span><text:span text:style-name="T27"> odrębn</text:span><text:span text:style-name="T28">ymi</text:span><text:span text:style-name="T27"> jednostk</text:span><text:span text:style-name="T28">ami</text:span><text:span text:style-name="T27"> w organizacji, któr</text:span><text:span text:style-name="T28">e</text:span><text:span text:style-name="T27"> ma</text:span><text:span text:style-name="T28">ją</text:span><text:span text:style-name="T27"> elastyczność w odniesieniu do niektórych decyzji, które podejmuj</text:span><text:span text:style-name="T28">ą </text:span><text:span text:style-name="T24">w określonym, ściśle zdefiniowanym zakresie</text:span><text:span text:style-name="T27">.</text:span></text:p>
      <text:p text:style-name="P42"><text:span text:style-name="T27">W roku 1978 zostało zaprezentowane nowe podejście do </text:span><text:span text:style-name="T28">względnej</text:span><text:span text:style-name="T27"> analizy porównawczej jednostek DMU. </text:span><text:span text:style-name="T29">Data <text:s/>Envelopment <text:s/>Analysis <text:s/>Charnesa, Coopera i Rodosa (DEA - </text:span><text:span text:style-name="T30">CCR</text:span><text:span text:style-name="T29"> )</text:span><text:span text:style-name="T29"><text:note text:id="ftn1" text:note-class="footnote"><text:note-citation>1</text:note-citation><text:note-body><text:p text:style-name="Footnote">C<text:span text:style-name="T42">harnes</text:span> A., C<text:span text:style-name="T42">ooper</text:span> W.W., R<text:span text:style-name="T42">hodes</text:span> E., „Measuring the efficiency of decision making units”, European</text:p><text:p text:style-name="Footnote">Journal of Operational Research, 1978</text:p></text:note-body></text:note></text:span><text:span text:style-name="T29"> </text:span><text:span text:style-name="T30">jest </text:span><text:span text:style-name="T29">metodą, </text:span><text:span text:style-name="T31">która doskonale sprawdza się w badaniu efektywności obiektów </text:span><text:span text:style-name="T29">DMU</text:span><text:span text:style-name="T31">, które mają złożon</text:span><text:span text:style-name="T32">y</text:span><text:span text:style-name="T31"> wielowymiarowy i wielostopniowy obszar oceny. W obiektach takich tradycyjne metody pomiaru zawodzą. </text:span><text:span text:style-name="T33">Z</text:span><text:span text:style-name="T32">awodzą </text:span><text:span text:style-name="T31">również model</text:span><text:span text:style-name="T33">e</text:span><text:span text:style-name="T31"> machine learning i sieci neuronowych z obszaru deep learning. Wszystko dlatego, że w metodach wskaźnikowych oraz metodach ekonometrycznych zakłada się, że potrafimy ustalić, jak </text:span><text:span text:style-name="T33">określony</text:span><text:span text:style-name="T31"> nakład danego rodzaju został bezpośrednio wydatkowany na uzyskanie </text:span><text:span text:style-name="T33">określonego</text:span><text:span text:style-name="T31"> rezultat</text:span><text:span text:style-name="T33">u</text:span><text:span text:style-name="T31"> (np. ile </text:span><text:span text:style-name="T33">godzin pracy handlowca</text:span><text:span text:style-name="T31"> było potrzebnych do </text:span><text:span text:style-name="T33">uzyskania określonej wielkości sprzedaży</text:span><text:span text:style-name="T31">).W praktyce, bez </text:span><text:span text:style-name="T33">zastosowania </text:span><text:span text:style-name="T31">bardzo szczegółowej rachunkowości </text:span><text:span text:style-name="T33">zarządczej</text:span><text:span text:style-name="T31">, </text:span><text:span text:style-name="T33">precyzyjne określenie tej zależności </text:span><text:span text:style-name="T31">nie jest to możliwe</text:span><text:span text:style-name="T31"><text:note text:id="ftn2" text:note-class="footnote"><text:note-citation>2</text:note-citation><text:note-body><text:p text:style-name="Footnote">Bogusław <text:span text:style-name="T42">Guzik, „Podstawowe możliwości analityczne modelu CCR-DEA”, Badania Operacyjne i Decyzje 1/2009</text:span></text:p></text:note-body></text:note></text:span><text:span text:style-name="T31">.</text:span></text:p>
      <text:p text:style-name="P32"><text:soft-page-break/>Celem tej publikacji jest przedstawienie praktycznego zastosowania metody DEA –<text:span text:style-name="T38"> CCR </text:span>przy ocenie efektywności działów sprzedaży. <text:span text:style-name="T42">Dalej zaprezentowany jest bardzo uproszczony przykład jednostki DMU, niemniej zastosowane tu metody mogą być z powodzeniem wykorzystane w praktyce gospodarczej.</text:span></text:p>
      <text:p text:style-name="P17"/>
      <text:p text:style-name="P4"><text:span text:style-name="T42">Z</text:span>astosowania DEA <text:span text:style-name="T42">w sieci sprzedaży jednostek DMU </text:span></text:p>
      <text:p text:style-name="P18">Firma handlowa posiada <text:span text:style-name="T39">posiada pięć oddziałów sprzedaży w dużych miastach w Polsce. Firma zajmuje się sprzedażą w obszarze czterech segmentów rynku. Naszym zadaniem jest ocena porównawcza. Na podstawie ilości podpisanych kontraktów oraz liczby sprzedawców musimy zbudować ranking efektywności oddziałów firmy. <text:s/>Poniższa tabela zawiera potrzebne do analizy informacje: </text:span></text:p>
      <table:table table:name="Tabela2" table:style-name="Tabela2">
        <table:table-column table:style-name="Tabela2.A" table:number-columns-repeated="5"/>
        <table:table-column table:style-name="Tabela2.F"/>
        <table:table-row>
          <table:table-cell table:style-name="Tabela2.A1" office:value-type="string">
            <text:p text:style-name="P54"/>
            <text:p text:style-name="P54">Filia firmy</text:p>
          </table:table-cell>
          <table:table-cell table:style-name="Tabela2.A1" office:value-type="string">
            <text:p text:style-name="P55">Liczba podpisanych kontraktów w obszarze A</text:p>
          </table:table-cell>
          <table:table-cell table:style-name="Tabela2.A1" office:value-type="string">
            <text:p text:style-name="P55">Liczba podpisanych kontraktów w obszarze <text:span text:style-name="T45">B</text:span></text:p>
          </table:table-cell>
          <table:table-cell table:style-name="Tabela2.A1" office:value-type="string">
            <text:p text:style-name="P55">Liczba podpisanych kontraktów w obszarze <text:span text:style-name="T45">C</text:span></text:p>
          </table:table-cell>
          <table:table-cell table:style-name="Tabela2.A1" office:value-type="string">
            <text:p text:style-name="P55">Liczba podpisanych kontraktów w obszarze <text:span text:style-name="T45">D</text:span></text:p>
          </table:table-cell>
          <table:table-cell table:style-name="Tabela2.A1" office:value-type="string">
            <text:p text:style-name="P55"/>
            <text:p text:style-name="P55">Liczba aktywnych sprzedawców</text:p>
          </table:table-cell>
        </table:table-row>
        <table:table-row>
          <table:table-cell table:style-name="Tabela2.A2" office:value-type="string">
            <text:p text:style-name="P54">Lublin</text:p>
          </table:table-cell>
          <table:table-cell table:style-name="Tabela2.A2" office:value-type="string">
            <text:p text:style-name="P56">185</text:p>
          </table:table-cell>
          <table:table-cell table:style-name="Tabela2.A2" office:value-type="string">
            <text:p text:style-name="P56">153</text:p>
          </table:table-cell>
          <table:table-cell table:style-name="Tabela2.A2" office:value-type="string">
            <text:p text:style-name="P56">118</text:p>
          </table:table-cell>
          <table:table-cell table:style-name="Tabela2.A2" office:value-type="string">
            <text:p text:style-name="P56">56</text:p>
          </table:table-cell>
          <table:table-cell table:style-name="Tabela2.A2" office:value-type="string">
            <text:p text:style-name="P56">29</text:p>
          </table:table-cell>
        </table:table-row>
        <table:table-row>
          <table:table-cell table:style-name="Tabela2.A2" office:value-type="string">
            <text:p text:style-name="P54">Warszawa</text:p>
          </table:table-cell>
          <table:table-cell table:style-name="Tabela2.A2" office:value-type="string">
            <text:p text:style-name="P56">45</text:p>
          </table:table-cell>
          <table:table-cell table:style-name="Tabela2.A2" office:value-type="string">
            <text:p text:style-name="P56">21</text:p>
          </table:table-cell>
          <table:table-cell table:style-name="Tabela2.A2" office:value-type="string">
            <text:p text:style-name="P56">128</text:p>
          </table:table-cell>
          <table:table-cell table:style-name="Tabela2.A2" office:value-type="string">
            <text:p text:style-name="P56">76</text:p>
          </table:table-cell>
          <table:table-cell table:style-name="Tabela2.A2" office:value-type="string">
            <text:p text:style-name="P56">30</text:p>
          </table:table-cell>
        </table:table-row>
        <table:table-row>
          <table:table-cell table:style-name="Tabela2.A2" office:value-type="string">
            <text:p text:style-name="P54">Częstochowa</text:p>
          </table:table-cell>
          <table:table-cell table:style-name="Tabela2.A2" office:value-type="string">
            <text:p text:style-name="P56">180</text:p>
          </table:table-cell>
          <table:table-cell table:style-name="Tabela2.A2" office:value-type="string">
            <text:p text:style-name="P56">55</text:p>
          </table:table-cell>
          <table:table-cell table:style-name="Tabela2.A2" office:value-type="string">
            <text:p text:style-name="P56">110</text:p>
          </table:table-cell>
          <table:table-cell table:style-name="Tabela2.A2" office:value-type="string">
            <text:p text:style-name="P56">45</text:p>
          </table:table-cell>
          <table:table-cell table:style-name="Tabela2.A2" office:value-type="string">
            <text:p text:style-name="P56">21</text:p>
          </table:table-cell>
        </table:table-row>
        <table:table-row>
          <table:table-cell table:style-name="Tabela2.A2" office:value-type="string">
            <text:p text:style-name="P54">Białystok</text:p>
          </table:table-cell>
          <table:table-cell table:style-name="Tabela2.A2" office:value-type="string">
            <text:p text:style-name="P56">134</text:p>
          </table:table-cell>
          <table:table-cell table:style-name="Tabela2.A2" office:value-type="string">
            <text:p text:style-name="P56">102</text:p>
          </table:table-cell>
          <table:table-cell table:style-name="Tabela2.A2" office:value-type="string">
            <text:p text:style-name="P56">108</text:p>
          </table:table-cell>
          <table:table-cell table:style-name="Tabela2.A2" office:value-type="string">
            <text:p text:style-name="P56">156</text:p>
          </table:table-cell>
          <table:table-cell table:style-name="Tabela2.A2" office:value-type="string">
            <text:p text:style-name="P56">19</text:p>
          </table:table-cell>
        </table:table-row>
        <table:table-row>
          <table:table-cell table:style-name="Tabela2.A6" office:value-type="string">
            <text:p text:style-name="P54">Łomża</text:p>
          </table:table-cell>
          <table:table-cell table:style-name="Tabela2.A6" office:value-type="string">
            <text:p text:style-name="P56">123</text:p>
          </table:table-cell>
          <table:table-cell table:style-name="Tabela2.A6" office:value-type="string">
            <text:p text:style-name="P56">112</text:p>
          </table:table-cell>
          <table:table-cell table:style-name="Tabela2.A6" office:value-type="string">
            <text:p text:style-name="P56">91</text:p>
          </table:table-cell>
          <table:table-cell table:style-name="Tabela2.A6" office:value-type="string">
            <text:p text:style-name="P56">36</text:p>
          </table:table-cell>
          <table:table-cell table:style-name="Tabela2.A6" office:value-type="string">
            <text:p text:style-name="P56">15</text:p>
          </table:table-cell>
        </table:table-row>
      </table:table>
      <text:p text:style-name="P8"/>
      <text:p text:style-name="P43"><text:span text:style-name="T15">Zarząd firmy uznał, że jedynym kryterium oceny efektywności </text:span><text:span text:style-name="T16">będzie</text:span><text:span text:style-name="T15"> średnia ilość podpisanych kontraktów </text:span><text:span text:style-name="T16">miesięcznie</text:span><text:span text:style-name="T15"> na </text:span><text:span text:style-name="T16">jednego </text:span><text:span text:style-name="T15">sprzedawcę w oddziale. Ponadto zarząd wskazał, że najlepiej premiowane powinno być podpisanie kontraktu w segmencie D (żywność ekologiczna), natomiast firma powinna wycofywać się ze sprzedaży używek określanych jako segment A. Zarząd uznał, że podpisanie kontraktu w segmencie D jest cztery raz</text:span><text:span text:style-name="T16">y</text:span><text:span text:style-name="T15"> lepiej punktowane jak podpisanie kontraktu w segmencie A. Uznano również, że podpisanie dwóch kontraktów w segmencie B jest punktowane </text:span><text:span text:style-name="T16">tak </text:span><text:span text:style-name="T15">jak podpisanie jednego kontraktu w segmencie C.</text:span></text:p>
      <text:p text:style-name="P34">1.1 Opisanie sytuacji za pomocą wyrażeń matematycznych</text:p>
      <text:p text:style-name="P44"><text:span text:style-name="T17">Pierwszym krokiem w analizie DEA jest opisanie wszystkich warunków w postaci równań i nierówności matematycznych. Analiza DEA bazuje na metodzie programowania liniowego. Nie należy obawiać się tej metody ponieważ do sformułowanie równań matematycznych opisujących to zagadnienie wystarczy znajomość matematyki z zakresu szkoły podstawowej i pewna wprawa w</text:span><text:span text:style-name="T16">ynikająca z praktyki</text:span><text:span text:style-name="T17">.</text:span></text:p>
      <text:p text:style-name="P19">Zarząd firmy chce aby ranking opierał się na wskaźniku ilości podpisanych umów na <text:span text:style-name="T63">jednego </text:span>handlowca. Wskaźnik taki możemy z łatwością zapisać jako <text:span text:style-name="T43">suma </text:span>iloś<text:span text:style-name="T43">ci</text:span> podpisanych kontraktów <text:span text:style-name="T43">w różnych segmentach</text:span> podzielon<text:span text:style-name="T63">ą</text:span> <text:span text:style-name="T43">przez </text:span>ilość sprzedawców. W tabeli <text:span text:style-name="T43">powyżej </text:span>mamy cztery segmenty oraz pięć oddziałów. Łatwo więc możemy <text:span text:style-name="T40">zapisać oczekiwania zarządu</text:span> jako:</text:p>
      <text:p text:style-name="P10"><draw:frame draw:style-name="fr1" draw:name="Obiekt2" text:anchor-type="as-char" svg:y="-0.796cm" svg:width="10.146cm" svg:height="1.311cm" draw:z-index="0"><draw:object xlink:href="./Object 2" xlink:type="simple" xlink:show="embed" xlink:actuate="onLoad"/><draw:image xlink:href="./ObjectReplacements/Object 2" xlink:type="simple" xlink:show="embed" xlink:actuate="onLoad"/><svg:desc>formuła</svg:desc></draw:frame></text:p>
      <text:p text:style-name="P10"><draw:frame draw:style-name="fr1" draw:name="Obiekt3" text:anchor-type="as-char" svg:y="-0.796cm" svg:width="10.102cm" svg:height="1.311cm" draw:z-index="1"><draw:object xlink:href="./Object 3" xlink:type="simple" xlink:show="embed" xlink:actuate="onLoad"/><draw:image xlink:href="./ObjectReplacements/Object 3" xlink:type="simple" xlink:show="embed" xlink:actuate="onLoad"/><svg:desc>formuła</svg:desc></draw:frame></text:p>
      <text:p text:style-name="P10"><draw:frame draw:style-name="fr1" draw:name="Obiekt4" text:anchor-type="as-char" svg:y="-0.796cm" svg:width="10.119cm" svg:height="1.311cm" draw:z-index="2"><draw:object xlink:href="./Object 4" xlink:type="simple" xlink:show="embed" xlink:actuate="onLoad"/><draw:image xlink:href="./ObjectReplacements/Object 4" xlink:type="simple" xlink:show="embed" xlink:actuate="onLoad"/><svg:desc>formuła</svg:desc></draw:frame></text:p>
      <text:p text:style-name="P10"><draw:frame draw:style-name="fr1" draw:name="Obiekt5" text:anchor-type="as-char" svg:y="-0.796cm" svg:width="10.097cm" svg:height="1.311cm" draw:z-index="3"><draw:object xlink:href="./Object 5" xlink:type="simple" xlink:show="embed" xlink:actuate="onLoad"/><draw:image xlink:href="./ObjectReplacements/Object 5" xlink:type="simple" xlink:show="embed" xlink:actuate="onLoad"/><svg:desc>formuła</svg:desc></draw:frame></text:p>
      <text:p text:style-name="P9"><text:soft-page-break/><draw:frame draw:style-name="fr1" draw:name="Obiekt1" text:anchor-type="as-char" svg:y="-0.796cm" svg:width="10.165cm" svg:height="1.311cm" draw:z-index="4"><draw:object xlink:href="./Object 1" xlink:type="simple" xlink:show="embed" xlink:actuate="onLoad"/><draw:image xlink:href="./ObjectReplacements/Object 1" xlink:type="simple" xlink:show="embed" xlink:actuate="onLoad"/><svg:desc>formuła</svg:desc></draw:frame></text:p>
      <text:p text:style-name="P20">Gdzie zmienne: x<text:span text:style-name="T51">1</text:span><text:span text:style-name="T54">,</text:span><text:span text:style-name="T51"> </text:span>x<text:span text:style-name="T51">2</text:span><text:span text:style-name="T54">,</text:span><text:span text:style-name="T51"> </text:span>x<text:span text:style-name="T51">3</text:span><text:span text:style-name="T54">, </text:span>x<text:span text:style-name="T51">4</text:span> oznaczają segmenty: A, B, C, D. Zmienna x<text:span text:style-name="T51">5</text:span> jest <text:span text:style-name="T43">wartością przy </text:span>liczb<text:span text:style-name="T43">ie</text:span> zatrudnionych <text:span text:style-name="T43">sprzedawców </text:span>w poszczególnych filiach. <text:span text:style-name="T56">Zmienna x</text:span><text:span text:style-name="T52">5</text:span><text:span text:style-name="T56"> musi być większa od zera. </text:span></text:p>
      <text:p text:style-name="P21">Powyższy zestaw równań wydaje się być bardzo skomplikowany, jest <text:span text:style-name="T43">on </text:span>jednak prostym odwzorowaniem wskaźnika ilości podpisanych kontraktów na jednego sprzedawcę. Liczby znajdujące się we wzorach <text:span text:style-name="T56">są odzwierciedleniem liczb znajdujących się w tabeli. Wartości wynikowe y</text:span><text:span text:style-name="T53">n</text:span><text:span text:style-name="T56"> opisują poziomy wydajności poszczególnych oddziałów firmy. </text:span></text:p>
      <text:p text:style-name="P45"><text:span text:style-name="T18">Taki zestaw równań nie może być zastosowan</text:span><text:span text:style-name="T16">y</text:span><text:span text:style-name="T18"> w metodzie programowania liniowego. Ponadto zestaw ten reprezentuje de facto </text:span><text:span text:style-name="T16">tradycyjne</text:span><text:span text:style-name="T18"> podejście oceny efektywności </text:span><text:span text:style-name="T19">oparte na średnich</text:span><text:span text:style-name="T18">. </text:span></text:p>
      <text:p text:style-name="P22"/>
      <text:p text:style-name="P33">1.<text:span text:style-name="T46">2</text:span> <text:span text:style-name="T46">Przekształcenie równań do postaci nierówności programowania liniowego</text:span></text:p>
      <text:p text:style-name="P22">Aby wykonać DEA <text:span text:style-name="T57">należy przekształcić równania 1-5 do postaci programowania liniowego.</text:span></text:p>
      <text:p text:style-name="P11"><draw:frame draw:style-name="fr1" draw:name="Obiekt6" text:anchor-type="as-char" svg:y="-0.386cm" svg:width="9.105cm" svg:height="0.542cm" draw:z-index="5"><draw:object xlink:href="./Object 6" xlink:type="simple" xlink:show="embed" xlink:actuate="onLoad"/><draw:image xlink:href="./ObjectReplacements/Object 6" xlink:type="simple" xlink:show="embed" xlink:actuate="onLoad"/><svg:desc>formuła</svg:desc></draw:frame></text:p>
      <text:p text:style-name="P11"><draw:frame draw:style-name="fr1" draw:name="Obiekt7" text:anchor-type="as-char" svg:y="-0.386cm" svg:width="9.128cm" svg:height="0.542cm" draw:z-index="6"><draw:object xlink:href="./Object 7" xlink:type="simple" xlink:show="embed" xlink:actuate="onLoad"/><draw:image xlink:href="./ObjectReplacements/Object 7" xlink:type="simple" xlink:show="embed" xlink:actuate="onLoad"/><svg:desc>formuła</svg:desc></draw:frame></text:p>
      <text:p text:style-name="P11"><draw:frame draw:style-name="fr1" draw:name="Obiekt8" text:anchor-type="as-char" svg:y="-0.386cm" svg:width="9.109cm" svg:height="0.542cm" draw:z-index="7"><draw:object xlink:href="./Object 8" xlink:type="simple" xlink:show="embed" xlink:actuate="onLoad"/><draw:image xlink:href="./ObjectReplacements/Object 8" xlink:type="simple" xlink:show="embed" xlink:actuate="onLoad"/><svg:desc>formuła</svg:desc></draw:frame></text:p>
      <text:p text:style-name="P11"><draw:frame draw:style-name="fr1" draw:name="Obiekt9" text:anchor-type="as-char" svg:y="-0.386cm" svg:width="9.123cm" svg:height="0.542cm" draw:z-index="8"><draw:object xlink:href="./Object 9" xlink:type="simple" xlink:show="embed" xlink:actuate="onLoad"/><draw:image xlink:href="./ObjectReplacements/Object 9" xlink:type="simple" xlink:show="embed" xlink:actuate="onLoad"/><svg:desc>formuła</svg:desc></draw:frame></text:p>
      <text:p text:style-name="P11"><draw:frame draw:style-name="fr1" draw:name="Obiekt10" text:anchor-type="as-char" svg:y="-0.386cm" svg:width="9.2cm" svg:height="0.542cm" draw:z-index="9"><draw:object xlink:href="./Object 10" xlink:type="simple" xlink:show="embed" xlink:actuate="onLoad"/><draw:image xlink:href="./ObjectReplacements/Object 10" xlink:type="simple" xlink:show="embed" xlink:actuate="onLoad"/><svg:desc>formuła</svg:desc></draw:frame></text:p>
      <text:p text:style-name="P59">Należy również zadeklarować warunki znakowe:</text:p>
      <text:p text:style-name="P16"><draw:frame draw:style-name="fr1" draw:name="Obiekt11" text:anchor-type="as-char" svg:y="-1.577cm" svg:width="3.214cm" svg:height="3.066cm" draw:z-index="10"><draw:object xlink:href="./Object 11" xlink:type="simple" xlink:show="embed" xlink:actuate="onLoad"/><draw:image xlink:href="./ObjectReplacements/Object 11" xlink:type="simple" xlink:show="embed" xlink:actuate="onLoad"/><svg:desc>formuła</svg:desc></draw:frame></text:p>
      <text:p text:style-name="P46"><text:span text:style-name="T34">Na końcu spróbujemy zapisać dodatkowe kryteria oceny jakie zostały sformułowane przez zarząd firmy. </text:span><text:span text:style-name="T35">Zarząd </text:span><text:span text:style-name="T36">wymaga aby</text:span><text:span text:style-name="T35"> podpisanie kontraktu w segmencie D </text:span><text:span text:style-name="T36">było</text:span><text:span text:style-name="T35"> cztery razem lepiej punktowana </text:span><text:span text:style-name="T37">niż</text:span><text:span text:style-name="T35"> podpisanie kontraktu w segmencie A. </text:span><text:span text:style-name="T36">Ponadto</text:span><text:span text:style-name="T35"> podpisanie dwóch kontraktów w segmencie B </text:span><text:span text:style-name="T36">było</text:span><text:span text:style-name="T35"> punktowane jak podpisanie jednego kontraktu w segmencie C. </text:span><text:span text:style-name="T36">Warunki te możemy łatwo zapisać jako:</text:span></text:p>
      <text:p text:style-name="P52"><draw:frame draw:style-name="fr1" draw:name="Obiekt12" text:anchor-type="as-char" svg:y="-0.653cm" svg:width="4.493cm" svg:height="1.215cm" draw:z-index="11"><draw:object xlink:href="./Object 12" xlink:type="simple" xlink:show="embed" xlink:actuate="onLoad"/><draw:image xlink:href="./ObjectReplacements/Object 12" xlink:type="simple" xlink:show="embed" xlink:actuate="onLoad"/><svg:desc>formuła</svg:desc></draw:frame></text:p>
      <text:p text:style-name="P51"/>
      <text:p text:style-name="P23">Niezbędnym elementem do uruchomienia algorytmu programowania liniowego jest sformułowanie funkcji celu.</text:p>
      <text:p text:style-name="P49"><text:span text:style-name="T20">Celem jest tej funkcji jest maksymalizacja wydajności. </text:span><text:span text:style-name="T21">C</text:span><text:span text:style-name="T20">hodzi </text:span><text:span text:style-name="T19">o</text:span><text:span text:style-name="T20"> określenie krańcową efektywności sprzedawców </text:span><text:span text:style-name="T19">wybranego oddziału</text:span><text:span text:style-name="T20"> w porównaniu do efektywności </text:span><text:span text:style-name="T19">krańcowej najlepszego </text:span><text:span text:style-name="T20">oddziałów. Dla pięciu oddziałów firmy należy rozwiązać pięć oddzielnych algorytmów programowania liniowego.</text:span></text:p>
      <text:p text:style-name="P35">1.3 Formułowanie funkcji celu</text:p>
      <text:p text:style-name="P24">Funkcja celu stanowi podstawowy element programowania liniowego. Jest to cel, według którego optymalizowane jest całe <text:span text:style-name="T44">zadanie. </text:span><text:s/></text:p>
      <text:p text:style-name="P23">Funkcją celu dla <text:span text:style-name="T58">filii z </text:span>Lublina będzie sformułowanie <text:span text:style-name="T58">jako:</text:span></text:p>
      <text:p text:style-name="P12"><text:soft-page-break/><draw:frame draw:style-name="fr1" draw:name="Obiekt13" text:anchor-type="as-char" svg:y="-0.653cm" svg:width="7.063cm" svg:height="1.215cm" draw:z-index="12"><draw:object xlink:href="./Object 13" xlink:type="simple" xlink:show="embed" xlink:actuate="onLoad"/><draw:image xlink:href="./ObjectReplacements/Object 13" xlink:type="simple" xlink:show="embed" xlink:actuate="onLoad"/><svg:desc>formuła</svg:desc></draw:frame></text:p>
      <text:p text:style-name="P25"><text:span text:style-name="T44">Aby a</text:span>lgorytm programowania liniowego dla oddziału Lubelskiego <text:span text:style-name="T44">był kompletny</text:span> należy zestawić wszystkie wzory od <text:span text:style-name="T44">numeru</text:span> 6 do 19. Rozwiązanie takiego układu równań wydaje się przedsięwzięciem beznadziejnym. W rzeczywistości jest wiele bibliotek w Języku Python m. in Pulp i <text:span text:style-name="T59">C</text:span>vxopt, które z łatwością rozwiążą każd<text:span text:style-name="T59">y</text:span> tak<text:span text:style-name="T59">i zestaw nierówności. </text:span></text:p>
      <text:p text:style-name="P47"><text:span text:style-name="T22">Dla osób, które nie używają Pythona moż</text:span><text:span text:style-name="T21">liwe jest</text:span><text:span text:style-name="T22"> wykorzysta</text:span><text:span text:style-name="T21">nie</text:span><text:span text:style-name="T22"> jeden z wielu kalkulatorów simplex, które </text:span><text:span text:style-name="T23">znajdują się</text:span><text:span text:style-name="T22"> </text:span></text:p>
      <text:p text:style-name="P26">w <text:span text:style-name="T64">i</text:span>nternecie. </text:p>
      <text:p text:style-name="P27">Aby utworzyć ranking wymienionych w zadaniu filii należy, dla każdej z nich sformułować funkcję celu z warunkiem dla x<text:span text:style-name="T51">5</text:span><text:span text:style-name="T54">, następnie uruchomić ją wraz z nierównościami </text:span><text:span text:style-name="T55">z zakresu </text:span><text:span text:style-name="T54">6 do 17.</text:span></text:p>
      <text:p text:style-name="P27">Dla fili z Warszawy będzie to:</text:p>
      <text:p text:style-name="P13"><text:s text:c="2"/><draw:frame draw:style-name="fr1" draw:name="Obiekt14" text:anchor-type="as-char" svg:y="-0.653cm" svg:width="7.049cm" svg:height="1.215cm" draw:z-index="13"><draw:object xlink:href="./Object 14" xlink:type="simple" xlink:show="embed" xlink:actuate="onLoad"/><draw:image xlink:href="./ObjectReplacements/Object 14" xlink:type="simple" xlink:show="embed" xlink:actuate="onLoad"/><svg:desc>formuła</svg:desc></draw:frame></text:p>
      <text:p text:style-name="P15"><text:span text:style-name="T47">Dla fili z </text:span><text:span text:style-name="T49">Częstochowy będzie to:</text:span></text:p>
      <text:p text:style-name="P13"><draw:frame draw:style-name="fr1" draw:name="Obiekt15" text:anchor-type="as-char" svg:y="-0.653cm" svg:width="7.237cm" svg:height="1.215cm" draw:z-index="14"><draw:object xlink:href="./Object 15" xlink:type="simple" xlink:show="embed" xlink:actuate="onLoad"/><draw:image xlink:href="./ObjectReplacements/Object 15" xlink:type="simple" xlink:show="embed" xlink:actuate="onLoad"/><svg:desc>formuła</svg:desc></draw:frame></text:p>
      <text:p text:style-name="P28">Dla fili z <text:span text:style-name="T60">Białegostoku będzie to:</text:span></text:p>
      <text:p text:style-name="P14"><draw:frame draw:style-name="fr1" draw:name="Obiekt16" text:anchor-type="as-char" svg:y="-0.653cm" svg:width="7.685cm" svg:height="1.215cm" draw:z-index="15"><draw:object xlink:href="./Object 16" xlink:type="simple" xlink:show="embed" xlink:actuate="onLoad"/><draw:image xlink:href="./ObjectReplacements/Object 16" xlink:type="simple" xlink:show="embed" xlink:actuate="onLoad"/><svg:desc>formuła</svg:desc></draw:frame></text:p>
      <text:p text:style-name="P29">Dla Łomży <text:s/></text:p>
      <text:p text:style-name="P14"><draw:frame draw:style-name="fr1" draw:name="Obiekt17" text:anchor-type="as-char" svg:y="-0.653cm" svg:width="7.244cm" svg:height="1.215cm" draw:z-index="16"><draw:object xlink:href="./Object 17" xlink:type="simple" xlink:show="embed" xlink:actuate="onLoad"/><draw:image xlink:href="./ObjectReplacements/Object 17" xlink:type="simple" xlink:show="embed" xlink:actuate="onLoad"/><svg:desc>formuła</svg:desc></draw:frame></text:p>
      <text:p text:style-name="P29">W wyniku obliczenia algorytmów programowania liniowego dla każdego oddziału powstaje poniższe zestawienie: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57">Lublin:</text:p>
          </table:table-cell>
          <table:table-cell table:style-name="Tabela1.A1" office:value-type="string">
            <text:p text:style-name="P57">0.7<text:span text:style-name="T62">22</text:span></text:p>
          </table:table-cell>
        </table:table-row>
        <table:table-row>
          <table:table-cell table:style-name="Tabela1.A1" office:value-type="string">
            <text:p text:style-name="P57">Warszawa</text:p>
          </table:table-cell>
          <table:table-cell table:style-name="Tabela1.A1" office:value-type="string">
            <text:p text:style-name="P57">0.703</text:p>
          </table:table-cell>
        </table:table-row>
        <table:table-row>
          <table:table-cell table:style-name="Tabela1.A1" office:value-type="string">
            <text:p text:style-name="P57">Częstochowa</text:p>
          </table:table-cell>
          <table:table-cell table:style-name="Tabela1.A1" office:value-type="string">
            <text:p text:style-name="P58">0.863</text:p>
          </table:table-cell>
        </table:table-row>
        <table:table-row>
          <table:table-cell table:style-name="Tabela1.A1" office:value-type="string">
            <text:p text:style-name="P57">Białystok</text:p>
          </table:table-cell>
          <table:table-cell table:style-name="Tabela1.A1" office:value-type="string">
            <text:p text:style-name="P58">1.000</text:p>
          </table:table-cell>
        </table:table-row>
        <table:table-row>
          <table:table-cell table:style-name="Tabela1.A1" office:value-type="string">
            <text:p text:style-name="P57">Łomża</text:p>
          </table:table-cell>
          <table:table-cell table:style-name="Tabela1.A1" office:value-type="string">
            <text:p text:style-name="P57">0.<text:span text:style-name="T62">719</text:span></text:p>
          </table:table-cell>
        </table:table-row>
      </table:table>
      <text:p text:style-name="P14"/>
      <text:p text:style-name="P14"><text:s/>Zestawienie wskazuje, że najwyższ<text:span text:style-name="T44">a </text:span>efektywność pracowników <text:span text:style-name="T44">występuje w</text:span> <text:span text:style-name="T62">Białymstoku</text:span>. Z kolei efektywność fili warszawskiej stanowi 70% filii <text:span text:style-name="T62">białostockiej</text:span>. Filia <text:span text:style-name="T44">z</text:span> <text:span text:style-name="T62">Częstochowy</text:span> osiągnęła w analizowanym okresie <text:s/><text:span text:style-name="T62">86</text:span>% efektywności oddziału <text:span text:style-name="T62">białostockiego</text:span>.</text:p>
      <text:p text:style-name="P14"/>
      <text:p text:style-name="P6">Podsumowanie</text:p>
      <text:p text:style-name="P30">Właściwa ocena praca pracowników sprzedaży jest kluczem do efektywnego <text:span text:style-name="T61">systemu motywacyjnego</text:span>. <text:span text:style-name="T61">Jednocześnie <text:s/>informacja o braku wykorzystania potencjalnych możliwościach jednostki DMU stanowić może podstawę do zmian organizacyjnych. <text:s text:c="2"/></text:span></text:p>
      <text:p text:style-name="P48"><text:span text:style-name="T21">Gdybyśmy zastosowali tradycyjne metody oceny efektywności, byłby bardzo duży problem w określenie poziomu realizacji strategii wyznaczonej przez zarząd. Jak pamiętamy zarząd kład nacisk na określone kierunki rozwoju sprzedaży. Z</text:span><text:span text:style-name="T15">arząd wskazał, <text:s/>że </text:span><text:soft-page-break/><text:span text:style-name="T15">podpisanie kontraktu w segmencie D jest cztery raz</text:span><text:span text:style-name="T16">y</text:span><text:span text:style-name="T15"> lepiej punktowane jak podpisanie kontraktu w segmencie A. Uznano również, że podpisanie dwóch kontraktów w segmencie B jest punktowane </text:span><text:span text:style-name="T16">tak </text:span><text:span text:style-name="T15">jak podpisanie jednego kontraktu w segmencie C.</text:span></text:p>
      <text:p text:style-name="P30"><text:span text:style-name="T61">W biznesie najważniejsza jest wiarygodność informacji. Metoda </text:span>DEA <text:span text:style-name="T61">powszechnie zastąpiła proste lecz subiektywne i wadliwe w ocenach metody oparte na średnich ważonych.</text:span></text:p>
      <text:p text:style-name="P31">Zaprezentowany tu model DEA-CCR tworzy tylko ranking efektywności obiektów <text:span text:style-name="T44">DMU</text:span>. Aby <text:span text:style-name="T41">poprawić efektywność słabych obiektów konieczne jest zastosowanie pogłębionych analiz DEA <text:s/>np. super-efficiency Andersena-Petersena</text:span><text:span text:style-name="T41"><text:note text:id="ftn3" text:note-class="footnote"><text:note-citation>3</text:note-citation><text:note-body><text:p text:style-name="Footnote">A<text:span text:style-name="T44">ndersen</text:span> P., P<text:span text:style-name="T44">etersen</text:span> N.C., „A procedure for ranking efficient units in Data Envelopment Analysis”,</text:p><text:p text:style-name="Footnote">Management Science, 1993, 39</text:p></text:note-body></text:note></text:span><text:span text:style-name="T41"> który jest uogólnieniem głównego modelu DEA-CCR.</text:span></text:p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1T06:59:47.021356032</meta:creation-date>
    <meta:generator>LibreOffice/6.0.7.3$Linux_X86_64 LibreOffice_project/00m0$Build-3</meta:generator>
    <dc:date>2021-12-22T17:58:51.371899465</dc:date>
    <meta:editing-duration>PT4H52M20S</meta:editing-duration>
    <meta:editing-cycles>17</meta:editing-cycles>
    <meta:document-statistic meta:table-count="2" meta:image-count="0" meta:object-count="17" meta:page-count="5" meta:paragraph-count="114" meta:word-count="1381" meta:character-count="10431" meta:non-whitespace-character-count="9115"/>
  </office:meta>
</office:document-meta>
</file>

<file path=Object 1/content.xml><?xml version="1.0" encoding="utf-8"?>
<math xmlns="http://www.w3.org/1998/Math/MathML" display="block">
  <semantics>
    <mrow>
      <msub>
        <mi>y</mi>
        <mi mathvariant="italic">Łomża</mi>
      </msub>
      <mrow>
        <mtext>  </mtext>
        <mo stretchy="false">=</mo>
        <mtext> </mtext>
      </mrow>
      <mfrac>
        <mrow>
          <mrow>
            <mrow>
              <mn>123</mn>
              <msub>
                <mi>x</mi>
                <mn>1</mn>
              </msub>
            </mrow>
            <mo stretchy="false">+</mo>
            <mn>112</mn>
          </mrow>
          <mrow>
            <msub>
              <mi>x</mi>
              <mn>2</mn>
            </msub>
            <mo stretchy="false">+</mo>
            <mn>91</mn>
          </mrow>
          <mrow>
            <msub>
              <mi>x</mi>
              <mn>3</mn>
            </msub>
            <mo stretchy="false">+</mo>
            <mn>36</mn>
          </mrow>
          <msub>
            <mi>x</mi>
            <mn>4</mn>
          </msub>
        </mrow>
        <mrow>
          <mn>15</mn>
          <msub>
            <mi>x</mi>
            <mn>5</mn>
          </msub>
        </mrow>
      </mfrac>
      <mtext>              </mtext>
      <mrow>
        <mo fence="true" stretchy="false">(</mo>
        <mrow>
          <mn>5</mn>
        </mrow>
        <mo fence="true" stretchy="false">)</mo>
      </mrow>
    </mrow>
    <annotation encoding="StarMath 5.0">y_{Łomża}"  " =" " {{123x_{1}} + 112x_{2}+91x_{3}+36x_{4}}over{15x_{5}}"              "(5)

</annotation>
  </semantics>
</math>
</file>

<file path=Object 10/content.xml><?xml version="1.0" encoding="utf-8"?>
<math xmlns="http://www.w3.org/1998/Math/MathML" display="block">
  <semantics>
    <mrow>
      <mrow>
        <mrow>
          <mrow>
            <mo fence="true" stretchy="false">(</mo>
            <mrow>
              <mrow>
                <mrow>
                  <mrow>
                    <mn>123</mn>
                    <msub>
                      <mi>x</mi>
                      <mn>1</mn>
                    </msub>
                  </mrow>
                  <mo stretchy="false">+</mo>
                  <mn>112</mn>
                </mrow>
                <mrow>
                  <msub>
                    <mi>x</mi>
                    <mn>2</mn>
                  </msub>
                  <mo stretchy="false">+</mo>
                  <mn>91</mn>
                </mrow>
                <mrow>
                  <msub>
                    <mi>x</mi>
                    <mn>3</mn>
                  </msub>
                  <mo stretchy="false">+</mo>
                  <mn>36</mn>
                </mrow>
                <msub>
                  <mi>x</mi>
                  <mn>4</mn>
                </msub>
              </mrow>
            </mrow>
            <mo fence="true" stretchy="false">)</mo>
          </mrow>
          <mo stretchy="false">−</mo>
          <mrow>
            <mn>15</mn>
            <msub>
              <mi>x</mi>
              <mn>5</mn>
            </msub>
          </mrow>
        </mrow>
        <mo stretchy="false">⩽</mo>
        <mn>0</mn>
      </mrow>
      <mtext>              </mtext>
      <mrow>
        <mo fence="true" stretchy="false">(</mo>
        <mrow>
          <mn>10</mn>
        </mrow>
        <mo fence="true" stretchy="false">)</mo>
      </mrow>
    </mrow>
    <annotation encoding="StarMath 5.0">{({123x_{1}} + 112x_{2}+91x_{3}+36x_{4})}-{15x_{5}}leslant0"              "(10)

</annotation>
  </semantics>
</math>
</file>

<file path=Object 11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sub>
                    <mi>x</mi>
                    <mn>1</mn>
                  </msub>
                  <mo stretchy="false">⩾</mo>
                  <mn>0</mn>
                </mrow>
                <mtext>          </mtext>
                <mrow>
                  <mo fence="true" stretchy="false">(</mo>
                  <mrow>
                    <mn>11</mn>
                  </mrow>
                  <mo fence="true" stretchy="false">)</mo>
                </mrow>
              </mrow>
            </mtd>
          </mtr>
          <mtr>
            <mtd>
              <mrow>
                <mrow>
                  <msub>
                    <mi>x</mi>
                    <mn>2</mn>
                  </msub>
                  <mo stretchy="false">⩾</mo>
                  <mn>0</mn>
                </mrow>
                <mtext>          </mtext>
                <mrow>
                  <mo fence="true" stretchy="false">(</mo>
                  <mrow>
                    <mn>12</mn>
                  </mrow>
                  <mo fence="true" stretchy="false">)</mo>
                </mrow>
              </mrow>
            </mtd>
          </mtr>
          <mtr>
            <mtd>
              <mrow>
                <mrow>
                  <msub>
                    <mi>x</mi>
                    <mn>3</mn>
                  </msub>
                  <mo stretchy="false">⩾</mo>
                  <mn>0</mn>
                </mrow>
                <mtext>          </mtext>
                <mrow>
                  <mo fence="true" stretchy="false">(</mo>
                  <mrow>
                    <mn>13</mn>
                  </mrow>
                  <mo fence="true" stretchy="false">)</mo>
                </mrow>
              </mrow>
            </mtd>
          </mtr>
          <mtr>
            <mtd>
              <mrow>
                <mrow>
                  <msub>
                    <mi>x</mi>
                    <mn>4</mn>
                  </msub>
                  <mo stretchy="false">⩾</mo>
                  <mn>0</mn>
                </mrow>
                <mtext>          </mtext>
                <mrow>
                  <mo fence="true" stretchy="false">(</mo>
                  <mrow>
                    <mn>14</mn>
                  </mrow>
                  <mo fence="true" stretchy="false">)</mo>
                </mrow>
              </mrow>
            </mtd>
          </mtr>
          <mtr>
            <mtd>
              <mrow>
                <mrow>
                  <msub>
                    <mi>x</mi>
                    <mn>5</mn>
                  </msub>
                  <mo stretchy="false">⩾</mo>
                  <mn>0</mn>
                </mrow>
                <mtext>          </mtext>
                <mrow>
                  <mo fence="true" stretchy="false">(</mo>
                  <mrow>
                    <mn>15</mn>
                  </mrow>
                  <mo fence="true" stretchy="false">)</mo>
                </mrow>
              </mrow>
            </mtd>
          </mtr>
        </mtable>
      </mrow>
    </mrow>
    <annotation encoding="StarMath 5.0">left lbrace stack 
{x_{1} geslant 0"          " (11)# 
x_{2} geslant 0"          " (12) # 
x_{3} geslant 0"          " (13) # 
x_{4} geslant 0"          " (14) # 
x_{5} geslant 0"          " (15)  } right none
</annotation>
  </semantics>
</math>
</file>

<file path=Object 12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sub>
                    <mi>x</mi>
                    <mn>4</mn>
                  </msub>
                  <mo stretchy="false">−</mo>
                  <mn>2</mn>
                </mrow>
                <mrow>
                  <msub>
                    <mi>x</mi>
                    <mn>1</mn>
                  </msub>
                  <mo stretchy="false">⩾</mo>
                  <mn>0</mn>
                </mrow>
                <mtext>             </mtext>
                <mrow>
                  <mo fence="true" stretchy="false">(</mo>
                  <mrow>
                    <mn>16</mn>
                  </mrow>
                  <mo fence="true" stretchy="false">)</mo>
                </mrow>
              </mrow>
            </mtd>
          </mtr>
          <mtr>
            <mtd>
              <mrow>
                <mrow>
                  <msub>
                    <mi>x</mi>
                    <mn>2</mn>
                  </msub>
                  <mo stretchy="false">−</mo>
                  <mn>0.5</mn>
                </mrow>
                <mrow>
                  <msub>
                    <mi>x</mi>
                    <mn>3</mn>
                  </msub>
                  <mo stretchy="false">⩾</mo>
                  <mn>0</mn>
                </mrow>
                <mtext>          </mtext>
                <mrow>
                  <mo fence="true" stretchy="false">(</mo>
                  <mrow>
                    <mn>17</mn>
                  </mrow>
                  <mo fence="true" stretchy="false">)</mo>
                </mrow>
              </mrow>
            </mtd>
          </mtr>
        </mtable>
      </mrow>
    </mrow>
    <annotation encoding="StarMath 5.0">left lbrace stack 
{x_{4}-2x_{1} geslant 0"             " (16)#  
x_{2}-0.5x_{3} geslant 0"          " (17)  } right none
</annotation>
  </semantics>
</math>
</file>

<file path=Object 13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row>
                    <mrow>
                      <mrow>
                        <mn>185</mn>
                        <msub>
                          <mi>x</mi>
                          <mn>1</mn>
                        </msub>
                      </mrow>
                      <mo stretchy="false">+</mo>
                      <mn>153</mn>
                    </mrow>
                    <mrow>
                      <msub>
                        <mi>x</mi>
                        <mn>2</mn>
                      </msub>
                      <mo stretchy="false">+</mo>
                      <mn>118</mn>
                    </mrow>
                    <mrow>
                      <msub>
                        <mi>x</mi>
                        <mn>3</mn>
                      </msub>
                      <mo stretchy="false">+</mo>
                      <mn>56</mn>
                    </mrow>
                    <msub>
                      <mi>x</mi>
                      <mn>4</mn>
                    </msub>
                  </mrow>
                  <mo stretchy="false">→</mo>
                  <mi mathvariant="italic">max</mi>
                </mrow>
                <mrow>
                  <mo fence="true" stretchy="false">(</mo>
                  <mrow>
                    <mn>18</mn>
                  </mrow>
                  <mo fence="true" stretchy="false">)</mo>
                </mrow>
              </mrow>
            </mtd>
          </mtr>
          <mtr>
            <mtd>
              <mrow>
                <mn>29</mn>
                <mrow>
                  <msub>
                    <mi>x</mi>
                    <mn>5</mn>
                  </msub>
                  <mo stretchy="false">=</mo>
                  <mn>1</mn>
                </mrow>
                <mtext>                                          </mtext>
                <mrow>
                  <mo fence="true" stretchy="false">(</mo>
                  <mrow>
                    <mn>19</mn>
                  </mrow>
                  <mo fence="true" stretchy="false">)</mo>
                </mrow>
              </mrow>
            </mtd>
          </mtr>
        </mtable>
      </mrow>
    </mrow>
    <annotation encoding="StarMath 5.0">left lbrace stack 
{{{185x_{1}} + 153x_{2}+118x_{3}+56x_{4}}  toward max (18) #  
29x_{5}= 1"                                          " (19)  } right none
</annotation>
  </semantics>
</math>
</file>

<file path=Object 14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row>
                    <mn>45</mn>
                    <msub>
                      <mi>x</mi>
                      <mn>1</mn>
                    </msub>
                  </mrow>
                  <mo stretchy="false">+</mo>
                  <mn>21</mn>
                </mrow>
                <mrow>
                  <msub>
                    <mi>x</mi>
                    <mn>2</mn>
                  </msub>
                  <mo stretchy="false">+</mo>
                  <mn>128</mn>
                </mrow>
                <mrow>
                  <msub>
                    <mi>x</mi>
                    <mn>3</mn>
                  </msub>
                  <mo stretchy="false">+</mo>
                  <mn>76</mn>
                </mrow>
                <mrow>
                  <msub>
                    <mi>x</mi>
                    <mn>4</mn>
                  </msub>
                  <mo stretchy="false">→</mo>
                  <mi mathvariant="italic">max</mi>
                </mrow>
                <mtext>   </mtext>
                <mrow>
                  <mo fence="true" stretchy="false">(</mo>
                  <mrow>
                    <mn>20</mn>
                  </mrow>
                  <mo fence="true" stretchy="false">)</mo>
                </mrow>
              </mrow>
            </mtd>
          </mtr>
          <mtr>
            <mtd>
              <mrow>
                <mn>30</mn>
                <mrow>
                  <msub>
                    <mi>x</mi>
                    <mn>5</mn>
                  </msub>
                  <mo stretchy="false">=</mo>
                  <mn>1</mn>
                </mrow>
                <mtext>                                          </mtext>
                <mrow>
                  <mo fence="true" stretchy="false">(</mo>
                  <mrow>
                    <mn>21</mn>
                  </mrow>
                  <mo fence="true" stretchy="false">)</mo>
                </mrow>
              </mrow>
            </mtd>
          </mtr>
        </mtable>
      </mrow>
    </mrow>
    <annotation encoding="StarMath 5.0">left lbrace stack 
{{45x_{1}} + 21x_{2}+128x_{3}+76x_{4} toward max "   "(20) #  
30x_{5}= 1"                                          " (21)  } right none
</annotation>
  </semantics>
</math>
</file>

<file path=Object 15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row>
                    <mn>180</mn>
                    <msub>
                      <mi>x</mi>
                      <mn>1</mn>
                    </msub>
                  </mrow>
                  <mo stretchy="false">+</mo>
                  <mn>55</mn>
                </mrow>
                <mrow>
                  <msub>
                    <mi>x</mi>
                    <mn>2</mn>
                  </msub>
                  <mo stretchy="false">+</mo>
                  <mn>110</mn>
                </mrow>
                <mrow>
                  <msub>
                    <mi>x</mi>
                    <mn>3</mn>
                  </msub>
                  <mo stretchy="false">+</mo>
                  <mn>45</mn>
                </mrow>
                <mrow>
                  <msub>
                    <mi>x</mi>
                    <mn>4</mn>
                  </msub>
                  <mo stretchy="false">→</mo>
                  <mi mathvariant="italic">max</mi>
                </mrow>
                <mtext>   </mtext>
                <mrow>
                  <mo fence="true" stretchy="false">(</mo>
                  <mrow>
                    <mn>22</mn>
                  </mrow>
                  <mo fence="true" stretchy="false">)</mo>
                </mrow>
              </mrow>
            </mtd>
          </mtr>
          <mtr>
            <mtd>
              <mrow>
                <mn>21</mn>
                <mrow>
                  <msub>
                    <mi>x</mi>
                    <mn>5</mn>
                  </msub>
                  <mo stretchy="false">=</mo>
                  <mn>1</mn>
                </mrow>
                <mtext>                                            </mtext>
                <mrow>
                  <mo fence="true" stretchy="false">(</mo>
                  <mrow>
                    <mn>23</mn>
                  </mrow>
                  <mo fence="true" stretchy="false">)</mo>
                </mrow>
              </mrow>
            </mtd>
          </mtr>
        </mtable>
      </mrow>
    </mrow>
    <annotation encoding="StarMath 5.0">left lbrace stack 
{{180x_{1}} + 55x_{2}+110x_{3}+45x_{4} toward max "   "(22) #  
21x_{5}= 1"                                            " (23)  } right none
</annotation>
  </semantics>
</math>
</file>

<file path=Object 16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row>
                    <mn>134</mn>
                    <msub>
                      <mi>x</mi>
                      <mn>1</mn>
                    </msub>
                  </mrow>
                  <mo stretchy="false">+</mo>
                  <mn>102</mn>
                </mrow>
                <mrow>
                  <msub>
                    <mi>x</mi>
                    <mn>2</mn>
                  </msub>
                  <mo stretchy="false">+</mo>
                  <mn>108</mn>
                </mrow>
                <mrow>
                  <msub>
                    <mi>x</mi>
                    <mn>3</mn>
                  </msub>
                  <mo stretchy="false">+</mo>
                  <mn>156</mn>
                </mrow>
                <mrow>
                  <msub>
                    <mi>x</mi>
                    <mn>4</mn>
                  </msub>
                  <mo stretchy="false">→</mo>
                  <mi mathvariant="italic">max</mi>
                </mrow>
                <mtext>   </mtext>
                <mrow>
                  <mo fence="true" stretchy="false">(</mo>
                  <mrow>
                    <mn>24</mn>
                  </mrow>
                  <mo fence="true" stretchy="false">)</mo>
                </mrow>
              </mrow>
            </mtd>
          </mtr>
          <mtr>
            <mtd>
              <mrow>
                <mn>19</mn>
                <mrow>
                  <msub>
                    <mi>x</mi>
                    <mn>5</mn>
                  </msub>
                  <mo stretchy="false">=</mo>
                  <mn>1</mn>
                </mrow>
                <mtext>                                                </mtext>
                <mrow>
                  <mo fence="true" stretchy="false">(</mo>
                  <mrow>
                    <mn>25</mn>
                  </mrow>
                  <mo fence="true" stretchy="false">)</mo>
                </mrow>
              </mrow>
            </mtd>
          </mtr>
        </mtable>
      </mrow>
    </mrow>
    <annotation encoding="StarMath 5.0">left lbrace stack 
{{134x_{1}} + 102x_{2}+108x_{3}+156x_{4} toward max "   "(24) #  
19x_{5}= 1"                                                " (25)  } right none
</annotation>
  </semantics>
</math>
</file>

<file path=Object 17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row>
                    <mn>123</mn>
                    <msub>
                      <mi>x</mi>
                      <mn>1</mn>
                    </msub>
                  </mrow>
                  <mo stretchy="false">+</mo>
                  <mn>112</mn>
                </mrow>
                <mrow>
                  <msub>
                    <mi>x</mi>
                    <mn>2</mn>
                  </msub>
                  <mo stretchy="false">+</mo>
                  <mn>91</mn>
                </mrow>
                <mrow>
                  <msub>
                    <mi>x</mi>
                    <mn>3</mn>
                  </msub>
                  <mo stretchy="false">+</mo>
                  <mn>36</mn>
                </mrow>
                <mrow>
                  <msub>
                    <mi>x</mi>
                    <mn>4</mn>
                  </msub>
                  <mo stretchy="false">→</mo>
                  <mi mathvariant="italic">max</mi>
                </mrow>
                <mtext>   </mtext>
                <mrow>
                  <mo fence="true" stretchy="false">(</mo>
                  <mrow>
                    <mn>26</mn>
                  </mrow>
                  <mo fence="true" stretchy="false">)</mo>
                </mrow>
              </mrow>
            </mtd>
          </mtr>
          <mtr>
            <mtd>
              <mrow>
                <mn>15</mn>
                <mrow>
                  <msub>
                    <mi>x</mi>
                    <mn>5</mn>
                  </msub>
                  <mo stretchy="false">=</mo>
                  <mn>1</mn>
                </mrow>
                <mtext>                                            </mtext>
                <mrow>
                  <mo fence="true" stretchy="false">(</mo>
                  <mrow>
                    <mn>27</mn>
                  </mrow>
                  <mo fence="true" stretchy="false">)</mo>
                </mrow>
              </mrow>
            </mtd>
          </mtr>
        </mtable>
      </mrow>
    </mrow>
    <annotation encoding="StarMath 5.0">left lbrace stack 
{{123x_{1}} + 112x_{2}+91x_{3}+36x_{4} toward max "   "(26) #  
15x_{5}= 1"                                            " (27)  } right none
</annotation>
  </semantics>
</math>
</file>

<file path=Object 2/content.xml><?xml version="1.0" encoding="utf-8"?>
<math xmlns="http://www.w3.org/1998/Math/MathML" display="block">
  <semantics>
    <mrow>
      <msub>
        <mi>y</mi>
        <mi mathvariant="italic">Lublin</mi>
      </msub>
      <mrow>
        <mtext>    </mtext>
        <mo stretchy="false">=</mo>
        <mtext> </mtext>
      </mrow>
      <mfrac>
        <mrow>
          <mrow>
            <mrow>
              <mn>185</mn>
              <msub>
                <mi>x</mi>
                <mn>1</mn>
              </msub>
            </mrow>
            <mo stretchy="false">+</mo>
            <mn>153</mn>
          </mrow>
          <mrow>
            <msub>
              <mi>x</mi>
              <mn>2</mn>
            </msub>
            <mo stretchy="false">+</mo>
            <mn>118</mn>
          </mrow>
          <mrow>
            <msub>
              <mi>x</mi>
              <mn>3</mn>
            </msub>
            <mo stretchy="false">+</mo>
            <mn>56</mn>
          </mrow>
          <msub>
            <mi>x</mi>
            <mn>4</mn>
          </msub>
        </mrow>
        <mrow>
          <mn>29</mn>
          <msub>
            <mi>x</mi>
            <mn>5</mn>
          </msub>
        </mrow>
      </mfrac>
      <mtext>          
</mtext>
      <mrow>
        <mo fence="true" stretchy="false">(</mo>
        <mrow>
          <mn>1</mn>
        </mrow>
        <mo fence="true" stretchy="false">)</mo>
      </mrow>
    </mrow>
    <annotation encoding="StarMath 5.0">y_{Lublin}"    " =" " {{{185x_{1}} + 153x_{2}+118x_{3}+56x_{4}}} over {{29x_{5}}}"          
"( 1 )

</annotation>
  </semantics>
</math>
</file>

<file path=Object 3/content.xml><?xml version="1.0" encoding="utf-8"?>
<math xmlns="http://www.w3.org/1998/Math/MathML" display="block">
  <semantics>
    <mrow>
      <msub>
        <mi>y</mi>
        <mi mathvariant="italic">Warszawa</mi>
      </msub>
      <mrow>
        <mtext> </mtext>
        <mo stretchy="false">=</mo>
        <mtext> </mtext>
      </mrow>
      <mfrac>
        <mrow>
          <mrow>
            <mrow>
              <mn>45</mn>
              <msub>
                <mi>x</mi>
                <mn>1</mn>
              </msub>
            </mrow>
            <mo stretchy="false">+</mo>
            <mn>21</mn>
          </mrow>
          <mrow>
            <msub>
              <mi>x</mi>
              <mn>2</mn>
            </msub>
            <mo stretchy="false">+</mo>
            <mn>128</mn>
          </mrow>
          <mrow>
            <msub>
              <mi>x</mi>
              <mn>3</mn>
            </msub>
            <mo stretchy="false">+</mo>
            <mn>76</mn>
          </mrow>
          <msub>
            <mi>x</mi>
            <mn>4</mn>
          </msub>
        </mrow>
        <mrow>
          <mn>30</mn>
          <msub>
            <mi>x</mi>
            <mn>5</mn>
          </msub>
        </mrow>
      </mfrac>
      <mtext>             </mtext>
      <mrow>
        <mo fence="true" stretchy="false">(</mo>
        <mrow>
          <mn>2</mn>
        </mrow>
        <mo fence="true" stretchy="false">)</mo>
      </mrow>
    </mrow>
    <annotation encoding="StarMath 5.0">y_{Warszawa}" " =" " {{45x_{1}} + 21x_{2}+128x_{3}+76x_{4}} over {30x_{5}}"             "(2)

</annotation>
  </semantics>
</math>
</file>

<file path=Object 4/content.xml><?xml version="1.0" encoding="utf-8"?>
<math xmlns="http://www.w3.org/1998/Math/MathML" display="block">
  <semantics>
    <mrow>
      <mrow>
        <msub>
          <mi>y</mi>
          <mi mathvariant="italic">Częstochowa</mi>
        </msub>
        <mo stretchy="false">=</mo>
        <mtext> </mtext>
      </mrow>
      <mfrac>
        <mrow>
          <mrow>
            <mrow>
              <mn>180</mn>
              <msub>
                <mi>x</mi>
                <mn>1</mn>
              </msub>
            </mrow>
            <mo stretchy="false">+</mo>
            <mn>55</mn>
          </mrow>
          <mrow>
            <msub>
              <mi>x</mi>
              <mn>2</mn>
            </msub>
            <mo stretchy="false">+</mo>
            <mn>110</mn>
          </mrow>
          <mrow>
            <msub>
              <mi>x</mi>
              <mn>3</mn>
            </msub>
            <mo stretchy="false">+</mo>
            <mn>45</mn>
          </mrow>
          <msub>
            <mi>x</mi>
            <mn>4</mn>
          </msub>
        </mrow>
        <mrow>
          <mn>21</mn>
          <msub>
            <mi>x</mi>
            <mn>5</mn>
          </msub>
        </mrow>
      </mfrac>
      <mtext>          </mtext>
      <mrow>
        <mo fence="true" stretchy="false">(</mo>
        <mrow>
          <mn>3</mn>
        </mrow>
        <mo fence="true" stretchy="false">)</mo>
      </mrow>
    </mrow>
    <annotation encoding="StarMath 5.0">y_{Częstochowa} = " "{{180x_{1}} + 55x_{2}+110x_{3}+45x_{4}}over{21x_{5}}"          "(3)

</annotation>
  </semantics>
</math>
</file>

<file path=Object 5/content.xml><?xml version="1.0" encoding="utf-8"?>
<math xmlns="http://www.w3.org/1998/Math/MathML" display="block">
  <semantics>
    <mrow>
      <mrow>
        <msub>
          <mi>y</mi>
          <mi mathvariant="italic">Białystok</mi>
        </msub>
        <mo stretchy="false">=</mo>
        <mtext> </mtext>
      </mrow>
      <mfrac>
        <mrow>
          <mrow>
            <mrow>
              <mn>134</mn>
              <msub>
                <mi>x</mi>
                <mn>1</mn>
              </msub>
            </mrow>
            <mo stretchy="false">+</mo>
            <mn>102</mn>
          </mrow>
          <mrow>
            <msub>
              <mi>x</mi>
              <mn>2</mn>
            </msub>
            <mo stretchy="false">+</mo>
            <mn>108</mn>
          </mrow>
          <mrow>
            <msub>
              <mi>x</mi>
              <mn>3</mn>
            </msub>
            <mo stretchy="false">+</mo>
            <mn>156</mn>
          </mrow>
          <msub>
            <mi>x</mi>
            <mn>4</mn>
          </msub>
        </mrow>
        <mrow>
          <mn>19</mn>
          <msub>
            <mi>x</mi>
            <mn>5</mn>
          </msub>
        </mrow>
      </mfrac>
      <mtext>         </mtext>
      <mrow>
        <mo fence="true" stretchy="false">(</mo>
        <mrow>
          <mn>4</mn>
        </mrow>
        <mo fence="true" stretchy="false">)</mo>
      </mrow>
    </mrow>
    <annotation encoding="StarMath 5.0">y_{Białystok} = " "{{134x_{1}} + 102x_{2}+108x_{3}+156x_{4}}over{19x_{5}}"         "(4)

</annotation>
  </semantics>
</math>
</file>

<file path=Object 6/content.xml><?xml version="1.0" encoding="utf-8"?>
<math xmlns="http://www.w3.org/1998/Math/MathML" display="block">
  <semantics>
    <mrow>
      <mrow>
        <mrow>
          <mrow>
            <mo fence="true" stretchy="false">(</mo>
            <mrow>
              <mrow>
                <mrow>
                  <mrow>
                    <mn>185</mn>
                    <msub>
                      <mi>x</mi>
                      <mn>1</mn>
                    </msub>
                  </mrow>
                  <mo stretchy="false">+</mo>
                  <mn>153</mn>
                </mrow>
                <mrow>
                  <msub>
                    <mi>x</mi>
                    <mn>2</mn>
                  </msub>
                  <mo stretchy="false">+</mo>
                  <mn>118</mn>
                </mrow>
                <mrow>
                  <msub>
                    <mi>x</mi>
                    <mn>3</mn>
                  </msub>
                  <mo stretchy="false">+</mo>
                  <mn>56</mn>
                </mrow>
                <msub>
                  <mi>x</mi>
                  <mn>4</mn>
                </msub>
              </mrow>
            </mrow>
            <mo fence="true" stretchy="false">)</mo>
          </mrow>
          <mo stretchy="false">−</mo>
          <mrow>
            <mn>29</mn>
            <msub>
              <mi>x</mi>
              <mn>5</mn>
            </msub>
          </mrow>
        </mrow>
        <mo stretchy="false">⩽</mo>
        <mn>0</mn>
      </mrow>
      <mtext>             
</mtext>
      <mrow>
        <mo fence="true" stretchy="false">(</mo>
        <mrow>
          <mn>6</mn>
        </mrow>
        <mo fence="true" stretchy="false">)</mo>
      </mrow>
    </mrow>
    <annotation encoding="StarMath 5.0">{({{185x_{1}} + 153x_{2}+118x_{3}+56x_{4}})} - {{29x_{5}}}  leslant 0"             
"( 6 )

</annotation>
  </semantics>
</math>
</file>

<file path=Object 7/content.xml><?xml version="1.0" encoding="utf-8"?>
<math xmlns="http://www.w3.org/1998/Math/MathML" display="block">
  <semantics>
    <mrow>
      <mrow>
        <mrow>
          <mrow>
            <mo fence="true" stretchy="false">(</mo>
            <mrow>
              <mrow>
                <mrow>
                  <mrow>
                    <mn>45</mn>
                    <msub>
                      <mi>x</mi>
                      <mn>1</mn>
                    </msub>
                  </mrow>
                  <mo stretchy="false">+</mo>
                  <mn>21</mn>
                </mrow>
                <mrow>
                  <msub>
                    <mi>x</mi>
                    <mn>2</mn>
                  </msub>
                  <mo stretchy="false">+</mo>
                  <mn>128</mn>
                </mrow>
                <mrow>
                  <msub>
                    <mi>x</mi>
                    <mn>3</mn>
                  </msub>
                  <mo stretchy="false">+</mo>
                  <mn>76</mn>
                </mrow>
                <msub>
                  <mi>x</mi>
                  <mn>4</mn>
                </msub>
              </mrow>
            </mrow>
            <mo fence="true" stretchy="false">)</mo>
          </mrow>
          <mo stretchy="false">−</mo>
          <mrow>
            <mn>30</mn>
            <msub>
              <mi>x</mi>
              <mn>5</mn>
            </msub>
          </mrow>
        </mrow>
        <mo stretchy="false">⩽</mo>
        <mn>0</mn>
      </mrow>
      <mtext>                 </mtext>
      <mrow>
        <mo fence="true" stretchy="false">(</mo>
        <mrow>
          <mn>7</mn>
        </mrow>
        <mo fence="true" stretchy="false">)</mo>
      </mrow>
    </mrow>
    <annotation encoding="StarMath 5.0">{({45x_{1}} + 21x_{2}+128x_{3}+76x_{4})} - {30x_{5}} leslant 0 "                 "(7)

</annotation>
  </semantics>
</math>
</file>

<file path=Object 8/content.xml><?xml version="1.0" encoding="utf-8"?>
<math xmlns="http://www.w3.org/1998/Math/MathML" display="block">
  <semantics>
    <mrow>
      <mrow>
        <mrow>
          <mrow>
            <mo fence="true" stretchy="false">(</mo>
            <mrow>
              <mrow>
                <mrow>
                  <mrow>
                    <mn>180</mn>
                    <msub>
                      <mi>x</mi>
                      <mn>1</mn>
                    </msub>
                  </mrow>
                  <mo stretchy="false">+</mo>
                  <mn>55</mn>
                </mrow>
                <mrow>
                  <msub>
                    <mi>x</mi>
                    <mn>2</mn>
                  </msub>
                  <mo stretchy="false">+</mo>
                  <mn>110</mn>
                </mrow>
                <mrow>
                  <msub>
                    <mi>x</mi>
                    <mn>3</mn>
                  </msub>
                  <mo stretchy="false">+</mo>
                  <mn>45</mn>
                </mrow>
                <msub>
                  <mi>x</mi>
                  <mn>4</mn>
                </msub>
              </mrow>
            </mrow>
            <mo fence="true" stretchy="false">)</mo>
          </mrow>
          <mo stretchy="false">−</mo>
          <mrow>
            <mn>21</mn>
            <msub>
              <mi>x</mi>
              <mn>5</mn>
            </msub>
          </mrow>
        </mrow>
        <mo stretchy="false">⩽</mo>
        <mn>0</mn>
      </mrow>
      <mtext>               </mtext>
      <mrow>
        <mo fence="true" stretchy="false">(</mo>
        <mrow>
          <mn>8</mn>
        </mrow>
        <mo fence="true" stretchy="false">)</mo>
      </mrow>
    </mrow>
    <annotation encoding="StarMath 5.0">{({180x_{1}} + 55x_{2}+110x_{3}+45x_{4})}-{21x_{5}}leslant 0"               "(8)
 
</annotation>
  </semantics>
</math>
</file>

<file path=Object 9/content.xml><?xml version="1.0" encoding="utf-8"?>
<math xmlns="http://www.w3.org/1998/Math/MathML" display="block">
  <semantics>
    <mrow>
      <mrow>
        <mrow>
          <mrow>
            <mo fence="true" stretchy="false">(</mo>
            <mrow>
              <mrow>
                <mrow>
                  <mrow>
                    <mn>134</mn>
                    <msub>
                      <mi>x</mi>
                      <mn>1</mn>
                    </msub>
                  </mrow>
                  <mo stretchy="false">+</mo>
                  <mn>102</mn>
                </mrow>
                <mrow>
                  <msub>
                    <mi>x</mi>
                    <mn>2</mn>
                  </msub>
                  <mo stretchy="false">+</mo>
                  <mn>108</mn>
                </mrow>
                <mrow>
                  <msub>
                    <mi>x</mi>
                    <mn>3</mn>
                  </msub>
                  <mo stretchy="false">+</mo>
                  <mn>156</mn>
                </mrow>
                <msub>
                  <mi>x</mi>
                  <mn>4</mn>
                </msub>
              </mrow>
            </mrow>
            <mo fence="true" stretchy="false">)</mo>
          </mrow>
          <mo stretchy="false">−</mo>
          <mrow>
            <mn>19</mn>
            <msub>
              <mi>x</mi>
              <mn>5</mn>
            </msub>
          </mrow>
        </mrow>
        <mo stretchy="false">⩽</mo>
        <mn>0</mn>
      </mrow>
      <mtext>           </mtext>
      <mrow>
        <mo fence="true" stretchy="false">(</mo>
        <mrow>
          <mn>9</mn>
        </mrow>
        <mo fence="true" stretchy="false">)</mo>
      </mrow>
    </mrow>
    <annotation encoding="StarMath 5.0">{({134x_{1}} + 102x_{2}+108x_{3}+156x_{4})}-{19x_{5}}leslant0"           "(9)

</annotation>
  </semantics>
</math>
</file>